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1.44pt"/>
    </style:style>
    <style:style style:name="co2" style:family="table-column">
      <style:table-column-properties fo:break-before="auto" style:column-width="38.35pt"/>
    </style:style>
    <style:style style:name="co3" style:family="table-column">
      <style:table-column-properties fo:break-before="auto" style:column-width="62.45pt"/>
    </style:style>
    <style:style style:name="co4" style:family="table-column">
      <style:table-column-properties fo:break-before="auto" style:column-width="49.49pt"/>
    </style:style>
    <style:style style:name="co5" style:family="table-column">
      <style:table-column-properties fo:break-before="auto" style:column-width="88.41pt"/>
    </style:style>
    <style:style style:name="co6" style:family="table-column">
      <style:table-column-properties fo:break-before="auto" style:column-width="54.45pt"/>
    </style:style>
    <style:style style:name="co7" style:family="table-column">
      <style:table-column-properties fo:break-before="auto" style:column-width="43.9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T_Line1-4.809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: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:1</text:p>
          </table:table-cell>
          <table:table-cell office:value-type="string" calcext:value-type="string">
            <text:p>U:2</text:p>
          </table:table-cell>
          <table:table-cell office:value-type="string" calcext:value-type="string">
            <text:p>vtkValidPointMask</text:p>
          </table:table-cell>
          <table:table-cell office:value-type="string" calcext:value-type="string">
            <text:p>arc_length</text:p>
          </table:table-cell>
          <table:table-cell office:value-type="string" calcext:value-type="string">
            <text:p>Points:0</text:p>
          </table:table-cell>
          <table:table-cell office:value-type="string" calcext:value-type="string">
            <text:p>x/D</text:p>
          </table:table-cell>
          <table:table-cell office:value-type="string" calcext:value-type="string">
            <text:p>Points:1</text:p>
          </table:table-cell>
          <table:table-cell office:value-type="string" calcext:value-type="string">
            <text:p>Points:2</text:p>
          </table:table-cell>
        </table:table-row>
        <table:table-row table:style-name="ro1">
          <table:table-cell office:value-type="float" office:value="4.2039" calcext:value-type="float">
            <text:p>4.2039</text:p>
          </table:table-cell>
          <table:table-cell office:value-type="float" office:value="9.7348" calcext:value-type="float">
            <text:p>9.7348</text:p>
          </table:table-cell>
          <table:table-cell table:formula="of:=[.B2]/[.$B$2]" office:value-type="float" office:value="1" calcext:value-type="float">
            <text:p>1</text:p>
          </table:table-cell>
          <table:table-cell office:value-type="float" office:value="0.000034776" calcext:value-type="float">
            <text:p>3.4776E-05</text:p>
          </table:table-cell>
          <table:table-cell office:value-type="float" office:value="0.20325" calcext:value-type="float">
            <text:p>0.203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8" calcext:value-type="float">
            <text:p>7.68</text:p>
          </table:table-cell>
          <table:table-cell table:formula="of:=([.H2]-12)/4.5" office:value-type="float" office:value="-0.96" calcext:value-type="float">
            <text:p>-0.9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3046" calcext:value-type="float">
            <text:p>4.3046</text:p>
          </table:table-cell>
          <table:table-cell office:value-type="float" office:value="9.7233" calcext:value-type="float">
            <text:p>9.7233</text:p>
          </table:table-cell>
          <table:table-cell table:formula="of:=[.B3]/[.$B$2]" office:value-type="float" office:value="0.99881867115914" calcext:value-type="float">
            <text:p>0.99881867115914</text:p>
          </table:table-cell>
          <table:table-cell office:value-type="float" office:value="0.000029364" calcext:value-type="float">
            <text:p>2.9364E-05</text:p>
          </table:table-cell>
          <table:table-cell office:value-type="float" office:value="0.21061" calcext:value-type="float">
            <text:p>0.21061</text:p>
          </table:table-cell>
          <table:table-cell office:value-type="float" office:value="1" calcext:value-type="float">
            <text:p>1</text:p>
          </table:table-cell>
          <table:table-cell office:value-type="float" office:value="0.10035" calcext:value-type="float">
            <text:p>0.10035</text:p>
          </table:table-cell>
          <table:table-cell office:value-type="float" office:value="7.7804" calcext:value-type="float">
            <text:p>7.7804</text:p>
          </table:table-cell>
          <table:table-cell table:formula="of:=([.H3]-12)/4.5" office:value-type="float" office:value="-0.937688888888889" calcext:value-type="float">
            <text:p>-0.9376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4257" calcext:value-type="float">
            <text:p>4.4257</text:p>
          </table:table-cell>
          <table:table-cell office:value-type="float" office:value="9.7095" calcext:value-type="float">
            <text:p>9.7095</text:p>
          </table:table-cell>
          <table:table-cell table:formula="of:=[.B4]/[.$B$2]" office:value-type="float" office:value="0.997401076550109" calcext:value-type="float">
            <text:p>0.997401076550109</text:p>
          </table:table-cell>
          <table:table-cell office:value-type="float" office:value="0.000018592" calcext:value-type="float">
            <text:p>1.8592E-05</text:p>
          </table:table-cell>
          <table:table-cell office:value-type="float" office:value="0.21911" calcext:value-type="float">
            <text:p>0.21911</text:p>
          </table:table-cell>
          <table:table-cell office:value-type="float" office:value="1" calcext:value-type="float">
            <text:p>1</text:p>
          </table:table-cell>
          <table:table-cell office:value-type="float" office:value="0.2007" calcext:value-type="float">
            <text:p>0.2007</text:p>
          </table:table-cell>
          <table:table-cell office:value-type="float" office:value="7.8807" calcext:value-type="float">
            <text:p>7.8807</text:p>
          </table:table-cell>
          <table:table-cell table:formula="of:=([.H4]-12)/4.5" office:value-type="float" office:value="-0.9154" calcext:value-type="float">
            <text:p>-0.915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5467" calcext:value-type="float">
            <text:p>4.5467</text:p>
          </table:table-cell>
          <table:table-cell office:value-type="float" office:value="9.6957" calcext:value-type="float">
            <text:p>9.6957</text:p>
          </table:table-cell>
          <table:table-cell table:formula="of:=[.B5]/[.$B$2]" office:value-type="float" office:value="0.995983481941077" calcext:value-type="float">
            <text:p>0.995983481941077</text:p>
          </table:table-cell>
          <table:table-cell office:value-type="float" office:value="0.0000078193" calcext:value-type="float">
            <text:p>7.8193E-06</text:p>
          </table:table-cell>
          <table:table-cell office:value-type="float" office:value="0.22762" calcext:value-type="float">
            <text:p>0.22762</text:p>
          </table:table-cell>
          <table:table-cell office:value-type="float" office:value="1" calcext:value-type="float">
            <text:p>1</text:p>
          </table:table-cell>
          <table:table-cell office:value-type="float" office:value="0.30105" calcext:value-type="float">
            <text:p>0.30105</text:p>
          </table:table-cell>
          <table:table-cell office:value-type="float" office:value="7.9811" calcext:value-type="float">
            <text:p>7.9811</text:p>
          </table:table-cell>
          <table:table-cell table:formula="of:=([.H5]-12)/4.5" office:value-type="float" office:value="-0.893088888888889" calcext:value-type="float">
            <text:p>-0.8930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6667" calcext:value-type="float">
            <text:p>4.6667</text:p>
          </table:table-cell>
          <table:table-cell office:value-type="float" office:value="9.6821" calcext:value-type="float">
            <text:p>9.6821</text:p>
          </table:table-cell>
          <table:table-cell table:formula="of:=[.B6]/[.$B$2]" office:value-type="float" office:value="0.994586432181452" calcext:value-type="float">
            <text:p>0.994586432181452</text:p>
          </table:table-cell>
          <table:table-cell office:value-type="float" office:value="-0.0000030843" calcext:value-type="float">
            <text:p>-3.0843E-06</text:p>
          </table:table-cell>
          <table:table-cell office:value-type="float" office:value="0.23618" calcext:value-type="float">
            <text:p>0.23618</text:p>
          </table:table-cell>
          <table:table-cell office:value-type="float" office:value="1" calcext:value-type="float">
            <text:p>1</text:p>
          </table:table-cell>
          <table:table-cell office:value-type="float" office:value="0.4014" calcext:value-type="float">
            <text:p>0.4014</text:p>
          </table:table-cell>
          <table:table-cell office:value-type="float" office:value="8.0814" calcext:value-type="float">
            <text:p>8.0814</text:p>
          </table:table-cell>
          <table:table-cell table:formula="of:=([.H6]-12)/4.5" office:value-type="float" office:value="-0.8708" calcext:value-type="float">
            <text:p>-0.870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8006" calcext:value-type="float">
            <text:p>4.8006</text:p>
          </table:table-cell>
          <table:table-cell office:value-type="float" office:value="9.6668" calcext:value-type="float">
            <text:p>9.6668</text:p>
          </table:table-cell>
          <table:table-cell table:formula="of:=[.B7]/[.$B$2]" office:value-type="float" office:value="0.993014751201874" calcext:value-type="float">
            <text:p>0.993014751201874</text:p>
          </table:table-cell>
          <table:table-cell office:value-type="float" office:value="-0.00002173" calcext:value-type="float">
            <text:p>-2.173E-05</text:p>
          </table:table-cell>
          <table:table-cell office:value-type="float" office:value="0.24607" calcext:value-type="float">
            <text:p>0.24607</text:p>
          </table:table-cell>
          <table:table-cell office:value-type="float" office:value="1" calcext:value-type="float">
            <text:p>1</text:p>
          </table:table-cell>
          <table:table-cell office:value-type="float" office:value="0.50175" calcext:value-type="float">
            <text:p>0.50175</text:p>
          </table:table-cell>
          <table:table-cell office:value-type="float" office:value="8.1818" calcext:value-type="float">
            <text:p>8.1818</text:p>
          </table:table-cell>
          <table:table-cell table:formula="of:=([.H7]-12)/4.5" office:value-type="float" office:value="-0.848488888888889" calcext:value-type="float">
            <text:p>-0.8484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9428" calcext:value-type="float">
            <text:p>4.9428</text:p>
          </table:table-cell>
          <table:table-cell office:value-type="float" office:value="9.6506" calcext:value-type="float">
            <text:p>9.6506</text:p>
          </table:table-cell>
          <table:table-cell table:formula="of:=[.B8]/[.$B$2]" office:value-type="float" office:value="0.991350618399967" calcext:value-type="float">
            <text:p>0.991350618399967</text:p>
          </table:table-cell>
          <table:table-cell office:value-type="float" office:value="-0.000042748" calcext:value-type="float">
            <text:p>-4.2748E-05</text:p>
          </table:table-cell>
          <table:table-cell office:value-type="float" office:value="0.25626" calcext:value-type="float">
            <text:p>0.25626</text:p>
          </table:table-cell>
          <table:table-cell office:value-type="float" office:value="1" calcext:value-type="float">
            <text:p>1</text:p>
          </table:table-cell>
          <table:table-cell office:value-type="float" office:value="0.6021" calcext:value-type="float">
            <text:p>0.6021</text:p>
          </table:table-cell>
          <table:table-cell office:value-type="float" office:value="8.2821" calcext:value-type="float">
            <text:p>8.2821</text:p>
          </table:table-cell>
          <table:table-cell table:formula="of:=([.H8]-12)/4.5" office:value-type="float" office:value="-0.8262" calcext:value-type="float">
            <text:p>-0.826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085" calcext:value-type="float">
            <text:p>5.085</text:p>
          </table:table-cell>
          <table:table-cell office:value-type="float" office:value="9.6344" calcext:value-type="float">
            <text:p>9.6344</text:p>
          </table:table-cell>
          <table:table-cell table:formula="of:=[.B9]/[.$B$2]" office:value-type="float" office:value="0.98968648559806" calcext:value-type="float">
            <text:p>0.98968648559806</text:p>
          </table:table-cell>
          <table:table-cell office:value-type="float" office:value="-0.000063767" calcext:value-type="float">
            <text:p>-6.3767E-05</text:p>
          </table:table-cell>
          <table:table-cell office:value-type="float" office:value="0.26645" calcext:value-type="float">
            <text:p>0.26645</text:p>
          </table:table-cell>
          <table:table-cell office:value-type="float" office:value="1" calcext:value-type="float">
            <text:p>1</text:p>
          </table:table-cell>
          <table:table-cell office:value-type="float" office:value="0.70245" calcext:value-type="float">
            <text:p>0.70245</text:p>
          </table:table-cell>
          <table:table-cell office:value-type="float" office:value="8.3825" calcext:value-type="float">
            <text:p>8.3825</text:p>
          </table:table-cell>
          <table:table-cell table:formula="of:=([.H9]-12)/4.5" office:value-type="float" office:value="-0.803888888888889" calcext:value-type="float">
            <text:p>-0.803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2373" calcext:value-type="float">
            <text:p>5.2373</text:p>
          </table:table-cell>
          <table:table-cell office:value-type="float" office:value="9.6172" calcext:value-type="float">
            <text:p>9.6172</text:p>
          </table:table-cell>
          <table:table-cell table:formula="of:=[.B10]/[.$B$2]" office:value-type="float" office:value="0.987919628549123" calcext:value-type="float">
            <text:p>0.987919628549123</text:p>
          </table:table-cell>
          <table:table-cell office:value-type="float" office:value="-0.000095804" calcext:value-type="float">
            <text:p>-9.5804E-05</text:p>
          </table:table-cell>
          <table:table-cell office:value-type="float" office:value="0.27808" calcext:value-type="float">
            <text:p>0.27808</text:p>
          </table:table-cell>
          <table:table-cell office:value-type="float" office:value="1" calcext:value-type="float">
            <text:p>1</text:p>
          </table:table-cell>
          <table:table-cell office:value-type="float" office:value="0.8028" calcext:value-type="float">
            <text:p>0.8028</text:p>
          </table:table-cell>
          <table:table-cell office:value-type="float" office:value="8.4828" calcext:value-type="float">
            <text:p>8.4828</text:p>
          </table:table-cell>
          <table:table-cell table:formula="of:=([.H10]-12)/4.5" office:value-type="float" office:value="-0.7816" calcext:value-type="float">
            <text:p>-0.781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4037" calcext:value-type="float">
            <text:p>5.4037</text:p>
          </table:table-cell>
          <table:table-cell office:value-type="float" office:value="9.5983" calcext:value-type="float">
            <text:p>9.5983</text:p>
          </table:table-cell>
          <table:table-cell table:formula="of:=[.B11]/[.$B$2]" office:value-type="float" office:value="0.985978140280232" calcext:value-type="float">
            <text:p>0.985978140280232</text:p>
          </table:table-cell>
          <table:table-cell office:value-type="float" office:value="-0.00013407" calcext:value-type="float">
            <text:p>-0.00013407</text:p>
          </table:table-cell>
          <table:table-cell office:value-type="float" office:value="0.29027" calcext:value-type="float">
            <text:p>0.29027</text:p>
          </table:table-cell>
          <table:table-cell office:value-type="float" office:value="1" calcext:value-type="float">
            <text:p>1</text:p>
          </table:table-cell>
          <table:table-cell office:value-type="float" office:value="0.90315" calcext:value-type="float">
            <text:p>0.90315</text:p>
          </table:table-cell>
          <table:table-cell office:value-type="float" office:value="8.5831" calcext:value-type="float">
            <text:p>8.5831</text:p>
          </table:table-cell>
          <table:table-cell table:formula="of:=([.H11]-12)/4.5" office:value-type="float" office:value="-0.759311111111111" calcext:value-type="float">
            <text:p>-0.7593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9.5794" calcext:value-type="float">
            <text:p>9.5794</text:p>
          </table:table-cell>
          <table:table-cell table:formula="of:=[.B12]/[.$B$2]" office:value-type="float" office:value="0.984036652011341" calcext:value-type="float">
            <text:p>0.984036652011341</text:p>
          </table:table-cell>
          <table:table-cell office:value-type="float" office:value="-0.00017234" calcext:value-type="float">
            <text:p>-0.00017234</text:p>
          </table:table-cell>
          <table:table-cell office:value-type="float" office:value="0.30246" calcext:value-type="float">
            <text:p>0.30246</text:p>
          </table:table-cell>
          <table:table-cell office:value-type="float" office:value="1" calcext:value-type="float">
            <text:p>1</text:p>
          </table:table-cell>
          <table:table-cell office:value-type="float" office:value="1.0035" calcext:value-type="float">
            <text:p>1.0035</text:p>
          </table:table-cell>
          <table:table-cell office:value-type="float" office:value="8.6835" calcext:value-type="float">
            <text:p>8.6835</text:p>
          </table:table-cell>
          <table:table-cell table:formula="of:=([.H12]-12)/4.5" office:value-type="float" office:value="-0.737" calcext:value-type="float">
            <text:p>-0.73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7496" calcext:value-type="float">
            <text:p>5.7496</text:p>
          </table:table-cell>
          <table:table-cell office:value-type="float" office:value="9.5591" calcext:value-type="float">
            <text:p>9.5591</text:p>
          </table:table-cell>
          <table:table-cell table:formula="of:=[.B13]/[.$B$2]" office:value-type="float" office:value="0.981951349796606" calcext:value-type="float">
            <text:p>0.981951349796606</text:p>
          </table:table-cell>
          <table:table-cell office:value-type="float" office:value="-0.00022907" calcext:value-type="float">
            <text:p>-0.00022907</text:p>
          </table:table-cell>
          <table:table-cell office:value-type="float" office:value="0.31646" calcext:value-type="float">
            <text:p>0.31646</text:p>
          </table:table-cell>
          <table:table-cell office:value-type="float" office:value="1" calcext:value-type="float">
            <text:p>1</text:p>
          </table:table-cell>
          <table:table-cell office:value-type="float" office:value="1.1038" calcext:value-type="float">
            <text:p>1.1038</text:p>
          </table:table-cell>
          <table:table-cell office:value-type="float" office:value="8.7838" calcext:value-type="float">
            <text:p>8.7838</text:p>
          </table:table-cell>
          <table:table-cell table:formula="of:=([.H13]-12)/4.5" office:value-type="float" office:value="-0.714711111111111" calcext:value-type="float">
            <text:p>-0.7147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9436" calcext:value-type="float">
            <text:p>5.9436</text:p>
          </table:table-cell>
          <table:table-cell office:value-type="float" office:value="9.5371" calcext:value-type="float">
            <text:p>9.5371</text:p>
          </table:table-cell>
          <table:table-cell table:formula="of:=[.B14]/[.$B$2]" office:value-type="float" office:value="0.979691416361918" calcext:value-type="float">
            <text:p>0.979691416361918</text:p>
          </table:table-cell>
          <table:table-cell office:value-type="float" office:value="-0.00029505" calcext:value-type="float">
            <text:p>-0.00029505</text:p>
          </table:table-cell>
          <table:table-cell office:value-type="float" office:value="0.33099" calcext:value-type="float">
            <text:p>0.33099</text:p>
          </table:table-cell>
          <table:table-cell office:value-type="float" office:value="1" calcext:value-type="float">
            <text:p>1</text:p>
          </table:table-cell>
          <table:table-cell office:value-type="float" office:value="1.2042" calcext:value-type="float">
            <text:p>1.2042</text:p>
          </table:table-cell>
          <table:table-cell office:value-type="float" office:value="8.8842" calcext:value-type="float">
            <text:p>8.8842</text:p>
          </table:table-cell>
          <table:table-cell table:formula="of:=([.H14]-12)/4.5" office:value-type="float" office:value="-0.6924" calcext:value-type="float">
            <text:p>-0.692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1334" calcext:value-type="float">
            <text:p>6.1334</text:p>
          </table:table-cell>
          <table:table-cell office:value-type="float" office:value="9.5157" calcext:value-type="float">
            <text:p>9.5157</text:p>
          </table:table-cell>
          <table:table-cell table:formula="of:=[.B15]/[.$B$2]" office:value-type="float" office:value="0.977493117475449" calcext:value-type="float">
            <text:p>0.977493117475449</text:p>
          </table:table-cell>
          <table:table-cell office:value-type="float" office:value="-0.0003608" calcext:value-type="float">
            <text:p>-0.0003608</text:p>
          </table:table-cell>
          <table:table-cell office:value-type="float" office:value="0.34572" calcext:value-type="float">
            <text:p>0.34572</text:p>
          </table:table-cell>
          <table:table-cell office:value-type="float" office:value="1" calcext:value-type="float">
            <text:p>1</text:p>
          </table:table-cell>
          <table:table-cell office:value-type="float" office:value="1.3046" calcext:value-type="float">
            <text:p>1.3046</text:p>
          </table:table-cell>
          <table:table-cell office:value-type="float" office:value="8.9846" calcext:value-type="float">
            <text:p>8.9846</text:p>
          </table:table-cell>
          <table:table-cell table:formula="of:=([.H15]-12)/4.5" office:value-type="float" office:value="-0.670088888888889" calcext:value-type="float">
            <text:p>-0.6700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3544" calcext:value-type="float">
            <text:p>6.3544</text:p>
          </table:table-cell>
          <table:table-cell office:value-type="float" office:value="9.4908" calcext:value-type="float">
            <text:p>9.4908</text:p>
          </table:table-cell>
          <table:table-cell table:formula="of:=[.B16]/[.$B$2]" office:value-type="float" office:value="0.97493528372437" calcext:value-type="float">
            <text:p>0.97493528372437</text:p>
          </table:table-cell>
          <table:table-cell office:value-type="float" office:value="-0.0004672" calcext:value-type="float">
            <text:p>-0.0004672</text:p>
          </table:table-cell>
          <table:table-cell office:value-type="float" office:value="0.3628" calcext:value-type="float">
            <text:p>0.3628</text:p>
          </table:table-cell>
          <table:table-cell office:value-type="float" office:value="1" calcext:value-type="float">
            <text:p>1</text:p>
          </table:table-cell>
          <table:table-cell office:value-type="float" office:value="1.4049" calcext:value-type="float">
            <text:p>1.4049</text:p>
          </table:table-cell>
          <table:table-cell office:value-type="float" office:value="9.0849" calcext:value-type="float">
            <text:p>9.0849</text:p>
          </table:table-cell>
          <table:table-cell table:formula="of:=([.H16]-12)/4.5" office:value-type="float" office:value="-0.6478" calcext:value-type="float">
            <text:p>-0.64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5801" calcext:value-type="float">
            <text:p>6.5801</text:p>
          </table:table-cell>
          <table:table-cell office:value-type="float" office:value="9.4655" calcext:value-type="float">
            <text:p>9.4655</text:p>
          </table:table-cell>
          <table:table-cell table:formula="of:=[.B17]/[.$B$2]" office:value-type="float" office:value="0.972336360274479" calcext:value-type="float">
            <text:p>0.972336360274479</text:p>
          </table:table-cell>
          <table:table-cell office:value-type="float" office:value="-0.00057781" calcext:value-type="float">
            <text:p>-0.00057781</text:p>
          </table:table-cell>
          <table:table-cell office:value-type="float" office:value="0.38004" calcext:value-type="float">
            <text:p>0.38004</text:p>
          </table:table-cell>
          <table:table-cell office:value-type="float" office:value="1" calcext:value-type="float">
            <text:p>1</text:p>
          </table:table-cell>
          <table:table-cell office:value-type="float" office:value="1.5053" calcext:value-type="float">
            <text:p>1.5053</text:p>
          </table:table-cell>
          <table:table-cell office:value-type="float" office:value="9.1853" calcext:value-type="float">
            <text:p>9.1853</text:p>
          </table:table-cell>
          <table:table-cell table:formula="of:=([.H17]-12)/4.5" office:value-type="float" office:value="-0.625488888888889" calcext:value-type="float">
            <text:p>-0.6254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8103" calcext:value-type="float">
            <text:p>6.8103</text:p>
          </table:table-cell>
          <table:table-cell office:value-type="float" office:value="9.4397" calcext:value-type="float">
            <text:p>9.4397</text:p>
          </table:table-cell>
          <table:table-cell table:formula="of:=[.B18]/[.$B$2]" office:value-type="float" office:value="0.969686074701072" calcext:value-type="float">
            <text:p>0.969686074701072</text:p>
          </table:table-cell>
          <table:table-cell office:value-type="float" office:value="-0.0007078" calcext:value-type="float">
            <text:p>-0.0007078</text:p>
          </table:table-cell>
          <table:table-cell office:value-type="float" office:value="0.3986" calcext:value-type="float">
            <text:p>0.3986</text:p>
          </table:table-cell>
          <table:table-cell office:value-type="float" office:value="1" calcext:value-type="float">
            <text:p>1</text:p>
          </table:table-cell>
          <table:table-cell office:value-type="float" office:value="1.6056" calcext:value-type="float">
            <text:p>1.6056</text:p>
          </table:table-cell>
          <table:table-cell office:value-type="float" office:value="9.2856" calcext:value-type="float">
            <text:p>9.2856</text:p>
          </table:table-cell>
          <table:table-cell table:formula="of:=([.H18]-12)/4.5" office:value-type="float" office:value="-0.6032" calcext:value-type="float">
            <text:p>-0.603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7.0724" calcext:value-type="float">
            <text:p>7.0724</text:p>
          </table:table-cell>
          <table:table-cell office:value-type="float" office:value="9.4105" calcext:value-type="float">
            <text:p>9.4105</text:p>
          </table:table-cell>
          <table:table-cell table:formula="of:=[.B19]/[.$B$2]" office:value-type="float" office:value="0.966686526687759" calcext:value-type="float">
            <text:p>0.966686526687759</text:p>
          </table:table-cell>
          <table:table-cell office:value-type="float" office:value="-0.00088517" calcext:value-type="float">
            <text:p>-0.00088517</text:p>
          </table:table-cell>
          <table:table-cell office:value-type="float" office:value="0.41897" calcext:value-type="float">
            <text:p>0.41897</text:p>
          </table:table-cell>
          <table:table-cell office:value-type="float" office:value="1" calcext:value-type="float">
            <text:p>1</text:p>
          </table:table-cell>
          <table:table-cell office:value-type="float" office:value="1.706" calcext:value-type="float">
            <text:p>1.706</text:p>
          </table:table-cell>
          <table:table-cell office:value-type="float" office:value="9.386" calcext:value-type="float">
            <text:p>9.386</text:p>
          </table:table-cell>
          <table:table-cell table:formula="of:=([.H19]-12)/4.5" office:value-type="float" office:value="-0.580888888888889" calcext:value-type="float">
            <text:p>-0.580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7.3297" calcext:value-type="float">
            <text:p>7.3297</text:p>
          </table:table-cell>
          <table:table-cell office:value-type="float" office:value="9.3818" calcext:value-type="float">
            <text:p>9.3818</text:p>
          </table:table-cell>
          <table:table-cell table:formula="of:=[.B20]/[.$B$2]" office:value-type="float" office:value="0.963738340797962" calcext:value-type="float">
            <text:p>0.963738340797962</text:p>
          </table:table-cell>
          <table:table-cell office:value-type="float" office:value="-0.0010596" calcext:value-type="float">
            <text:p>-0.0010596</text:p>
          </table:table-cell>
          <table:table-cell office:value-type="float" office:value="0.43955" calcext:value-type="float">
            <text:p>0.43955</text:p>
          </table:table-cell>
          <table:table-cell office:value-type="float" office:value="1" calcext:value-type="float">
            <text:p>1</text:p>
          </table:table-cell>
          <table:table-cell office:value-type="float" office:value="1.8063" calcext:value-type="float">
            <text:p>1.8063</text:p>
          </table:table-cell>
          <table:table-cell office:value-type="float" office:value="9.4863" calcext:value-type="float">
            <text:p>9.4863</text:p>
          </table:table-cell>
          <table:table-cell table:formula="of:=([.H20]-12)/4.5" office:value-type="float" office:value="-0.5586" calcext:value-type="float">
            <text:p>-0.558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7.6255" calcext:value-type="float">
            <text:p>7.6255</text:p>
          </table:table-cell>
          <table:table-cell office:value-type="float" office:value="9.3492" calcext:value-type="float">
            <text:p>9.3492</text:p>
          </table:table-cell>
          <table:table-cell table:formula="of:=[.B21]/[.$B$2]" office:value-type="float" office:value="0.960389530344743" calcext:value-type="float">
            <text:p>0.960389530344743</text:p>
          </table:table-cell>
          <table:table-cell office:value-type="float" office:value="-0.00132" calcext:value-type="float">
            <text:p>-0.00132</text:p>
          </table:table-cell>
          <table:table-cell office:value-type="float" office:value="0.46324" calcext:value-type="float">
            <text:p>0.46324</text:p>
          </table:table-cell>
          <table:table-cell office:value-type="float" office:value="1" calcext:value-type="float">
            <text:p>1</text:p>
          </table:table-cell>
          <table:table-cell office:value-type="float" office:value="1.9067" calcext:value-type="float">
            <text:p>1.9067</text:p>
          </table:table-cell>
          <table:table-cell office:value-type="float" office:value="9.5866" calcext:value-type="float">
            <text:p>9.5866</text:p>
          </table:table-cell>
          <table:table-cell table:formula="of:=([.H21]-12)/4.5" office:value-type="float" office:value="-0.536311111111111" calcext:value-type="float">
            <text:p>-0.5363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7.9295" calcext:value-type="float">
            <text:p>7.9295</text:p>
          </table:table-cell>
          <table:table-cell office:value-type="float" office:value="9.3157" calcext:value-type="float">
            <text:p>9.3157</text:p>
          </table:table-cell>
          <table:table-cell table:formula="of:=[.B22]/[.$B$2]" office:value-type="float" office:value="0.956948268069195" calcext:value-type="float">
            <text:p>0.956948268069195</text:p>
          </table:table-cell>
          <table:table-cell office:value-type="float" office:value="-0.0015936" calcext:value-type="float">
            <text:p>-0.0015936</text:p>
          </table:table-cell>
          <table:table-cell office:value-type="float" office:value="0.48717" calcext:value-type="float">
            <text:p>0.48717</text:p>
          </table:table-cell>
          <table:table-cell office:value-type="float" office:value="1" calcext:value-type="float">
            <text:p>1</text:p>
          </table:table-cell>
          <table:table-cell office:value-type="float" office:value="2.007" calcext:value-type="float">
            <text:p>2.007</text:p>
          </table:table-cell>
          <table:table-cell office:value-type="float" office:value="9.687" calcext:value-type="float">
            <text:p>9.687</text:p>
          </table:table-cell>
          <table:table-cell table:formula="of:=([.H22]-12)/4.5" office:value-type="float" office:value="-0.514" calcext:value-type="float">
            <text:p>-0.51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8.2525" calcext:value-type="float">
            <text:p>8.2525</text:p>
          </table:table-cell>
          <table:table-cell office:value-type="float" office:value="9.2804" calcext:value-type="float">
            <text:p>9.2804</text:p>
          </table:table-cell>
          <table:table-cell table:formula="of:=[.B23]/[.$B$2]" office:value-type="float" office:value="0.953322102148991" calcext:value-type="float">
            <text:p>0.953322102148991</text:p>
          </table:table-cell>
          <table:table-cell office:value-type="float" office:value="-0.0019397" calcext:value-type="float">
            <text:p>-0.0019397</text:p>
          </table:table-cell>
          <table:table-cell office:value-type="float" office:value="0.51396" calcext:value-type="float">
            <text:p>0.51396</text:p>
          </table:table-cell>
          <table:table-cell office:value-type="float" office:value="1" calcext:value-type="float">
            <text:p>1</text:p>
          </table:table-cell>
          <table:table-cell office:value-type="float" office:value="2.1073" calcext:value-type="float">
            <text:p>2.1073</text:p>
          </table:table-cell>
          <table:table-cell office:value-type="float" office:value="9.7873" calcext:value-type="float">
            <text:p>9.7873</text:p>
          </table:table-cell>
          <table:table-cell table:formula="of:=([.H23]-12)/4.5" office:value-type="float" office:value="-0.491711111111111" calcext:value-type="float">
            <text:p>-0.4917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8.6044" calcext:value-type="float">
            <text:p>8.6044</text:p>
          </table:table-cell>
          <table:table-cell office:value-type="float" office:value="9.2421" calcext:value-type="float">
            <text:p>9.2421</text:p>
          </table:table-cell>
          <table:table-cell table:formula="of:=[.B24]/[.$B$2]" office:value-type="float" office:value="0.949387763487694" calcext:value-type="float">
            <text:p>0.949387763487694</text:p>
          </table:table-cell>
          <table:table-cell office:value-type="float" office:value="-0.0023481" calcext:value-type="float">
            <text:p>-0.0023481</text:p>
          </table:table-cell>
          <table:table-cell office:value-type="float" office:value="0.54191" calcext:value-type="float">
            <text:p>0.54191</text:p>
          </table:table-cell>
          <table:table-cell office:value-type="float" office:value="1" calcext:value-type="float">
            <text:p>1</text:p>
          </table:table-cell>
          <table:table-cell office:value-type="float" office:value="2.2077" calcext:value-type="float">
            <text:p>2.2077</text:p>
          </table:table-cell>
          <table:table-cell office:value-type="float" office:value="9.8877" calcext:value-type="float">
            <text:p>9.8877</text:p>
          </table:table-cell>
          <table:table-cell table:formula="of:=([.H24]-12)/4.5" office:value-type="float" office:value="-0.4694" calcext:value-type="float">
            <text:p>-0.469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8.9697" calcext:value-type="float">
            <text:p>8.9697</text:p>
          </table:table-cell>
          <table:table-cell office:value-type="float" office:value="9.2026" calcext:value-type="float">
            <text:p>9.2026</text:p>
          </table:table-cell>
          <table:table-cell table:formula="of:=[.B25]/[.$B$2]" office:value-type="float" office:value="0.945330155729959" calcext:value-type="float">
            <text:p>0.945330155729959</text:p>
          </table:table-cell>
          <table:table-cell office:value-type="float" office:value="-0.0028234" calcext:value-type="float">
            <text:p>-0.0028234</text:p>
          </table:table-cell>
          <table:table-cell office:value-type="float" office:value="0.57246" calcext:value-type="float">
            <text:p>0.57246</text:p>
          </table:table-cell>
          <table:table-cell office:value-type="float" office:value="1" calcext:value-type="float">
            <text:p>1</text:p>
          </table:table-cell>
          <table:table-cell office:value-type="float" office:value="2.3081" calcext:value-type="float">
            <text:p>2.3081</text:p>
          </table:table-cell>
          <table:table-cell office:value-type="float" office:value="9.9881" calcext:value-type="float">
            <text:p>9.9881</text:p>
          </table:table-cell>
          <table:table-cell table:formula="of:=([.H25]-12)/4.5" office:value-type="float" office:value="-0.447088888888889" calcext:value-type="float">
            <text:p>-0.4470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9.3758" calcext:value-type="float">
            <text:p>9.3758</text:p>
          </table:table-cell>
          <table:table-cell office:value-type="float" office:value="9.1589" calcext:value-type="float">
            <text:p>9.1589</text:p>
          </table:table-cell>
          <table:table-cell table:formula="of:=[.B26]/[.$B$2]" office:value-type="float" office:value="0.940841106134692" calcext:value-type="float">
            <text:p>0.940841106134692</text:p>
          </table:table-cell>
          <table:table-cell office:value-type="float" office:value="-0.0034111" calcext:value-type="float">
            <text:p>-0.0034111</text:p>
          </table:table-cell>
          <table:table-cell office:value-type="float" office:value="0.60489" calcext:value-type="float">
            <text:p>0.60489</text:p>
          </table:table-cell>
          <table:table-cell office:value-type="float" office:value="1" calcext:value-type="float">
            <text:p>1</text:p>
          </table:table-cell>
          <table:table-cell office:value-type="float" office:value="2.4084" calcext:value-type="float">
            <text:p>2.4084</text:p>
          </table:table-cell>
          <table:table-cell office:value-type="float" office:value="10.088" calcext:value-type="float">
            <text:p>10.088</text:p>
          </table:table-cell>
          <table:table-cell table:formula="of:=([.H26]-12)/4.5" office:value-type="float" office:value="-0.424888888888889" calcext:value-type="float">
            <text:p>-0.424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9.795" calcext:value-type="float">
            <text:p>9.795</text:p>
          </table:table-cell>
          <table:table-cell office:value-type="float" office:value="9.1141" calcext:value-type="float">
            <text:p>9.1141</text:p>
          </table:table-cell>
          <table:table-cell table:formula="of:=[.B27]/[.$B$2]" office:value-type="float" office:value="0.936239059867691" calcext:value-type="float">
            <text:p>0.936239059867691</text:p>
          </table:table-cell>
          <table:table-cell office:value-type="float" office:value="-0.0040711" calcext:value-type="float">
            <text:p>-0.0040711</text:p>
          </table:table-cell>
          <table:table-cell office:value-type="float" office:value="0.64019" calcext:value-type="float">
            <text:p>0.64019</text:p>
          </table:table-cell>
          <table:table-cell office:value-type="float" office:value="1" calcext:value-type="float">
            <text:p>1</text:p>
          </table:table-cell>
          <table:table-cell office:value-type="float" office:value="2.5088" calcext:value-type="float">
            <text:p>2.5088</text:p>
          </table:table-cell>
          <table:table-cell office:value-type="float" office:value="10.189" calcext:value-type="float">
            <text:p>10.189</text:p>
          </table:table-cell>
          <table:table-cell table:formula="of:=([.H27]-12)/4.5" office:value-type="float" office:value="-0.402444444444444" calcext:value-type="float">
            <text:p>-0.402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0.261" calcext:value-type="float">
            <text:p>10.261</text:p>
          </table:table-cell>
          <table:table-cell office:value-type="float" office:value="9.0644" calcext:value-type="float">
            <text:p>9.0644</text:p>
          </table:table-cell>
          <table:table-cell table:formula="of:=[.B28]/[.$B$2]" office:value-type="float" office:value="0.931133664790237" calcext:value-type="float">
            <text:p>0.931133664790237</text:p>
          </table:table-cell>
          <table:table-cell office:value-type="float" office:value="-0.0048796" calcext:value-type="float">
            <text:p>-0.0048796</text:p>
          </table:table-cell>
          <table:table-cell office:value-type="float" office:value="0.67757" calcext:value-type="float">
            <text:p>0.67757</text:p>
          </table:table-cell>
          <table:table-cell office:value-type="float" office:value="1" calcext:value-type="float">
            <text:p>1</text:p>
          </table:table-cell>
          <table:table-cell office:value-type="float" office:value="2.6091" calcext:value-type="float">
            <text:p>2.6091</text:p>
          </table:table-cell>
          <table:table-cell office:value-type="float" office:value="10.289" calcext:value-type="float">
            <text:p>10.289</text:p>
          </table:table-cell>
          <table:table-cell table:formula="of:=([.H28]-12)/4.5" office:value-type="float" office:value="-0.380222222222222" calcext:value-type="float">
            <text:p>-0.380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0.746" calcext:value-type="float">
            <text:p>10.746</text:p>
          </table:table-cell>
          <table:table-cell office:value-type="float" office:value="9.0127" calcext:value-type="float">
            <text:p>9.0127</text:p>
          </table:table-cell>
          <table:table-cell table:formula="of:=[.B29]/[.$B$2]" office:value-type="float" office:value="0.92582282121872" calcext:value-type="float">
            <text:p>0.92582282121872</text:p>
          </table:table-cell>
          <table:table-cell office:value-type="float" office:value="-0.0057777" calcext:value-type="float">
            <text:p>-0.0057777</text:p>
          </table:table-cell>
          <table:table-cell office:value-type="float" office:value="0.71876" calcext:value-type="float">
            <text:p>0.71876</text:p>
          </table:table-cell>
          <table:table-cell office:value-type="float" office:value="1" calcext:value-type="float">
            <text:p>1</text:p>
          </table:table-cell>
          <table:table-cell office:value-type="float" office:value="2.7095" calcext:value-type="float">
            <text:p>2.7095</text:p>
          </table:table-cell>
          <table:table-cell office:value-type="float" office:value="10.389" calcext:value-type="float">
            <text:p>10.389</text:p>
          </table:table-cell>
          <table:table-cell table:formula="of:=([.H29]-12)/4.5" office:value-type="float" office:value="-0.358" calcext:value-type="float">
            <text:p>-0.35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1.276" calcext:value-type="float">
            <text:p>11.276</text:p>
          </table:table-cell>
          <table:table-cell office:value-type="float" office:value="8.9564" calcext:value-type="float">
            <text:p>8.9564</text:p>
          </table:table-cell>
          <table:table-cell table:formula="of:=[.B30]/[.$B$2]" office:value-type="float" office:value="0.92003944611086" calcext:value-type="float">
            <text:p>0.92003944611086</text:p>
          </table:table-cell>
          <table:table-cell office:value-type="float" office:value="-0.0068198" calcext:value-type="float">
            <text:p>-0.0068198</text:p>
          </table:table-cell>
          <table:table-cell office:value-type="float" office:value="0.7615" calcext:value-type="float">
            <text:p>0.7615</text:p>
          </table:table-cell>
          <table:table-cell office:value-type="float" office:value="1" calcext:value-type="float">
            <text:p>1</text:p>
          </table:table-cell>
          <table:table-cell office:value-type="float" office:value="2.8098" calcext:value-type="float">
            <text:p>2.8098</text:p>
          </table:table-cell>
          <table:table-cell office:value-type="float" office:value="10.49" calcext:value-type="float">
            <text:p>10.49</text:p>
          </table:table-cell>
          <table:table-cell table:formula="of:=([.H30]-12)/4.5" office:value-type="float" office:value="-0.335555555555555" calcext:value-type="float">
            <text:p>-0.335555555555555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1.834" calcext:value-type="float">
            <text:p>11.834</text:p>
          </table:table-cell>
          <table:table-cell office:value-type="float" office:value="8.896" calcext:value-type="float">
            <text:p>8.896</text:p>
          </table:table-cell>
          <table:table-cell table:formula="of:=[.B31]/[.$B$2]" office:value-type="float" office:value="0.913834901590171" calcext:value-type="float">
            <text:p>0.913834901590171</text:p>
          </table:table-cell>
          <table:table-cell office:value-type="float" office:value="-0.0079505" calcext:value-type="float">
            <text:p>-0.0079505</text:p>
          </table:table-cell>
          <table:table-cell office:value-type="float" office:value="0.80976" calcext:value-type="float">
            <text:p>0.80976</text:p>
          </table:table-cell>
          <table:table-cell office:value-type="float" office:value="1" calcext:value-type="float">
            <text:p>1</text:p>
          </table:table-cell>
          <table:table-cell office:value-type="float" office:value="2.9102" calcext:value-type="float">
            <text:p>2.9102</text:p>
          </table:table-cell>
          <table:table-cell office:value-type="float" office:value="10.59" calcext:value-type="float">
            <text:p>10.59</text:p>
          </table:table-cell>
          <table:table-cell table:formula="of:=([.H31]-12)/4.5" office:value-type="float" office:value="-0.313333333333333" calcext:value-type="float">
            <text:p>-0.313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2.407" calcext:value-type="float">
            <text:p>12.407</text:p>
          </table:table-cell>
          <table:table-cell office:value-type="float" office:value="8.8333" calcext:value-type="float">
            <text:p>8.8333</text:p>
          </table:table-cell>
          <table:table-cell table:formula="of:=[.B32]/[.$B$2]" office:value-type="float" office:value="0.907394091301311" calcext:value-type="float">
            <text:p>0.907394091301311</text:p>
          </table:table-cell>
          <table:table-cell office:value-type="float" office:value="-0.0091016" calcext:value-type="float">
            <text:p>-0.0091016</text:p>
          </table:table-cell>
          <table:table-cell office:value-type="float" office:value="0.86024" calcext:value-type="float">
            <text:p>0.86024</text:p>
          </table:table-cell>
          <table:table-cell office:value-type="float" office:value="1" calcext:value-type="float">
            <text:p>1</text:p>
          </table:table-cell>
          <table:table-cell office:value-type="float" office:value="3.0105" calcext:value-type="float">
            <text:p>3.0105</text:p>
          </table:table-cell>
          <table:table-cell office:value-type="float" office:value="10.691" calcext:value-type="float">
            <text:p>10.691</text:p>
          </table:table-cell>
          <table:table-cell table:formula="of:=([.H32]-12)/4.5" office:value-type="float" office:value="-0.290888888888889" calcext:value-type="float">
            <text:p>-0.290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3.049" calcext:value-type="float">
            <text:p>13.049</text:p>
          </table:table-cell>
          <table:table-cell office:value-type="float" office:value="8.7613" calcext:value-type="float">
            <text:p>8.7613</text:p>
          </table:table-cell>
          <table:table-cell table:formula="of:=[.B33]/[.$B$2]" office:value-type="float" office:value="0.899997945515059" calcext:value-type="float">
            <text:p>0.899997945515059</text:p>
          </table:table-cell>
          <table:table-cell office:value-type="float" office:value="-0.010384" calcext:value-type="float">
            <text:p>-0.010384</text:p>
          </table:table-cell>
          <table:table-cell office:value-type="float" office:value="0.91458" calcext:value-type="float">
            <text:p>0.91458</text:p>
          </table:table-cell>
          <table:table-cell office:value-type="float" office:value="1" calcext:value-type="float">
            <text:p>1</text:p>
          </table:table-cell>
          <table:table-cell office:value-type="float" office:value="3.1108" calcext:value-type="float">
            <text:p>3.1108</text:p>
          </table:table-cell>
          <table:table-cell office:value-type="float" office:value="10.791" calcext:value-type="float">
            <text:p>10.791</text:p>
          </table:table-cell>
          <table:table-cell table:formula="of:=([.H33]-12)/4.5" office:value-type="float" office:value="-0.268666666666667" calcext:value-type="float">
            <text:p>-0.268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3.674" calcext:value-type="float">
            <text:p>13.674</text:p>
          </table:table-cell>
          <table:table-cell office:value-type="float" office:value="8.6862" calcext:value-type="float">
            <text:p>8.6862</text:p>
          </table:table-cell>
          <table:table-cell table:formula="of:=[.B34]/[.$B$2]" office:value-type="float" office:value="0.892283354563011" calcext:value-type="float">
            <text:p>0.892283354563011</text:p>
          </table:table-cell>
          <table:table-cell office:value-type="float" office:value="-0.011378" calcext:value-type="float">
            <text:p>-0.011378</text:p>
          </table:table-cell>
          <table:table-cell office:value-type="float" office:value="0.97386" calcext:value-type="float">
            <text:p>0.97386</text:p>
          </table:table-cell>
          <table:table-cell office:value-type="float" office:value="1" calcext:value-type="float">
            <text:p>1</text:p>
          </table:table-cell>
          <table:table-cell office:value-type="float" office:value="3.2112" calcext:value-type="float">
            <text:p>3.2112</text:p>
          </table:table-cell>
          <table:table-cell office:value-type="float" office:value="10.891" calcext:value-type="float">
            <text:p>10.891</text:p>
          </table:table-cell>
          <table:table-cell table:formula="of:=([.H34]-12)/4.5" office:value-type="float" office:value="-0.246444444444444" calcext:value-type="float">
            <text:p>-0.246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8.606" calcext:value-type="float">
            <text:p>8.606</text:p>
          </table:table-cell>
          <table:table-cell table:formula="of:=[.B35]/[.$B$2]" office:value-type="float" office:value="0.884044869951103" calcext:value-type="float">
            <text:p>0.884044869951103</text:p>
          </table:table-cell>
          <table:table-cell office:value-type="float" office:value="-0.012121" calcext:value-type="float">
            <text:p>-0.012121</text:p>
          </table:table-cell>
          <table:table-cell office:value-type="float" office:value="1.0367" calcext:value-type="float">
            <text:p>1.0367</text:p>
          </table:table-cell>
          <table:table-cell office:value-type="float" office:value="1" calcext:value-type="float">
            <text:p>1</text:p>
          </table:table-cell>
          <table:table-cell office:value-type="float" office:value="3.3116" calcext:value-type="float">
            <text:p>3.3116</text:p>
          </table:table-cell>
          <table:table-cell office:value-type="float" office:value="10.992" calcext:value-type="float">
            <text:p>10.992</text:p>
          </table:table-cell>
          <table:table-cell table:formula="of:=([.H35]-12)/4.5" office:value-type="float" office:value="-0.224" calcext:value-type="float">
            <text:p>-0.22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4.931" calcext:value-type="float">
            <text:p>14.931</text:p>
          </table:table-cell>
          <table:table-cell office:value-type="float" office:value="8.5126" calcext:value-type="float">
            <text:p>8.5126</text:p>
          </table:table-cell>
          <table:table-cell table:formula="of:=[.B36]/[.$B$2]" office:value-type="float" office:value="0.874450425278383" calcext:value-type="float">
            <text:p>0.874450425278383</text:p>
          </table:table-cell>
          <table:table-cell office:value-type="float" office:value="-0.012113" calcext:value-type="float">
            <text:p>-0.012113</text:p>
          </table:table-cell>
          <table:table-cell office:value-type="float" office:value="1.1023" calcext:value-type="float">
            <text:p>1.1023</text:p>
          </table:table-cell>
          <table:table-cell office:value-type="float" office:value="1" calcext:value-type="float">
            <text:p>1</text:p>
          </table:table-cell>
          <table:table-cell office:value-type="float" office:value="3.4119" calcext:value-type="float">
            <text:p>3.4119</text:p>
          </table:table-cell>
          <table:table-cell office:value-type="float" office:value="11.092" calcext:value-type="float">
            <text:p>11.092</text:p>
          </table:table-cell>
          <table:table-cell table:formula="of:=([.H36]-12)/4.5" office:value-type="float" office:value="-0.201777777777778" calcext:value-type="float">
            <text:p>-0.201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8.4186" calcext:value-type="float">
            <text:p>8.4186</text:p>
          </table:table-cell>
          <table:table-cell table:formula="of:=[.B37]/[.$B$2]" office:value-type="float" office:value="0.864794346057443" calcext:value-type="float">
            <text:p>0.864794346057443</text:p>
          </table:table-cell>
          <table:table-cell office:value-type="float" office:value="-0.010886" calcext:value-type="float">
            <text:p>-0.010886</text:p>
          </table:table-cell>
          <table:table-cell office:value-type="float" office:value="1.1698" calcext:value-type="float">
            <text:p>1.1698</text:p>
          </table:table-cell>
          <table:table-cell office:value-type="float" office:value="1" calcext:value-type="float">
            <text:p>1</text:p>
          </table:table-cell>
          <table:table-cell office:value-type="float" office:value="3.5123" calcext:value-type="float">
            <text:p>3.5123</text:p>
          </table:table-cell>
          <table:table-cell office:value-type="float" office:value="11.192" calcext:value-type="float">
            <text:p>11.192</text:p>
          </table:table-cell>
          <table:table-cell table:formula="of:=([.H37]-12)/4.5" office:value-type="float" office:value="-0.179555555555556" calcext:value-type="float">
            <text:p>-0.1795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5.848" calcext:value-type="float">
            <text:p>15.848</text:p>
          </table:table-cell>
          <table:table-cell office:value-type="float" office:value="8.313" calcext:value-type="float">
            <text:p>8.313</text:p>
          </table:table-cell>
          <table:table-cell table:formula="of:=[.B38]/[.$B$2]" office:value-type="float" office:value="0.853946665570942" calcext:value-type="float">
            <text:p>0.853946665570942</text:p>
          </table:table-cell>
          <table:table-cell office:value-type="float" office:value="-0.0074712" calcext:value-type="float">
            <text:p>-0.0074712</text:p>
          </table:table-cell>
          <table:table-cell office:value-type="float" office:value="1.2421" calcext:value-type="float">
            <text:p>1.2421</text:p>
          </table:table-cell>
          <table:table-cell office:value-type="float" office:value="1" calcext:value-type="float">
            <text:p>1</text:p>
          </table:table-cell>
          <table:table-cell office:value-type="float" office:value="3.6126" calcext:value-type="float">
            <text:p>3.6126</text:p>
          </table:table-cell>
          <table:table-cell office:value-type="float" office:value="11.293" calcext:value-type="float">
            <text:p>11.293</text:p>
          </table:table-cell>
          <table:table-cell table:formula="of:=([.H38]-12)/4.5" office:value-type="float" office:value="-0.157111111111111" calcext:value-type="float">
            <text:p>-0.157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5.998" calcext:value-type="float">
            <text:p>15.998</text:p>
          </table:table-cell>
          <table:table-cell office:value-type="float" office:value="8.1887" calcext:value-type="float">
            <text:p>8.1887</text:p>
          </table:table-cell>
          <table:table-cell table:formula="of:=[.B39]/[.$B$2]" office:value-type="float" office:value="0.841178041664955" calcext:value-type="float">
            <text:p>0.841178041664955</text:p>
          </table:table-cell>
          <table:table-cell office:value-type="float" office:value="0.00079447" calcext:value-type="float">
            <text:p>0.00079447</text:p>
          </table:table-cell>
          <table:table-cell office:value-type="float" office:value="1.3221" calcext:value-type="float">
            <text:p>1.3221</text:p>
          </table:table-cell>
          <table:table-cell office:value-type="float" office:value="1" calcext:value-type="float">
            <text:p>1</text:p>
          </table:table-cell>
          <table:table-cell office:value-type="float" office:value="3.713" calcext:value-type="float">
            <text:p>3.713</text:p>
          </table:table-cell>
          <table:table-cell office:value-type="float" office:value="11.393" calcext:value-type="float">
            <text:p>11.393</text:p>
          </table:table-cell>
          <table:table-cell table:formula="of:=([.H39]-12)/4.5" office:value-type="float" office:value="-0.134888888888889" calcext:value-type="float">
            <text:p>-0.134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5.681" calcext:value-type="float">
            <text:p>15.681</text:p>
          </table:table-cell>
          <table:table-cell office:value-type="float" office:value="8.0517" calcext:value-type="float">
            <text:p>8.0517</text:p>
          </table:table-cell>
          <table:table-cell table:formula="of:=[.B40]/[.$B$2]" office:value-type="float" office:value="0.827104819821671" calcext:value-type="float">
            <text:p>0.827104819821671</text:p>
          </table:table-cell>
          <table:table-cell office:value-type="float" office:value="0.015496" calcext:value-type="float">
            <text:p>0.015496</text:p>
          </table:table-cell>
          <table:table-cell office:value-type="float" office:value="1.4044" calcext:value-type="float">
            <text:p>1.4044</text:p>
          </table:table-cell>
          <table:table-cell office:value-type="float" office:value="1" calcext:value-type="float">
            <text:p>1</text:p>
          </table:table-cell>
          <table:table-cell office:value-type="float" office:value="3.8133" calcext:value-type="float">
            <text:p>3.8133</text:p>
          </table:table-cell>
          <table:table-cell office:value-type="float" office:value="11.493" calcext:value-type="float">
            <text:p>11.493</text:p>
          </table:table-cell>
          <table:table-cell table:formula="of:=([.H40]-12)/4.5" office:value-type="float" office:value="-0.112666666666667" calcext:value-type="float">
            <text:p>-0.112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4.744" calcext:value-type="float">
            <text:p>14.744</text:p>
          </table:table-cell>
          <table:table-cell office:value-type="float" office:value="7.8932" calcext:value-type="float">
            <text:p>7.8932</text:p>
          </table:table-cell>
          <table:table-cell table:formula="of:=[.B41]/[.$B$2]" office:value-type="float" office:value="0.810823026667214" calcext:value-type="float">
            <text:p>0.810823026667214</text:p>
          </table:table-cell>
          <table:table-cell office:value-type="float" office:value="0.038853" calcext:value-type="float">
            <text:p>0.038853</text:p>
          </table:table-cell>
          <table:table-cell office:value-type="float" office:value="1.4863" calcext:value-type="float">
            <text:p>1.4863</text:p>
          </table:table-cell>
          <table:table-cell office:value-type="float" office:value="1" calcext:value-type="float">
            <text:p>1</text:p>
          </table:table-cell>
          <table:table-cell office:value-type="float" office:value="3.9137" calcext:value-type="float">
            <text:p>3.9137</text:p>
          </table:table-cell>
          <table:table-cell office:value-type="float" office:value="11.594" calcext:value-type="float">
            <text:p>11.594</text:p>
          </table:table-cell>
          <table:table-cell table:formula="of:=([.H41]-12)/4.5" office:value-type="float" office:value="-0.0902222222222223" calcext:value-type="float">
            <text:p>-0.090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3.018" calcext:value-type="float">
            <text:p>13.018</text:p>
          </table:table-cell>
          <table:table-cell office:value-type="float" office:value="7.707" calcext:value-type="float">
            <text:p>7.707</text:p>
          </table:table-cell>
          <table:table-cell table:formula="of:=[.B42]/[.$B$2]" office:value-type="float" office:value="0.791695771869992" calcext:value-type="float">
            <text:p>0.791695771869992</text:p>
          </table:table-cell>
          <table:table-cell office:value-type="float" office:value="0.07528" calcext:value-type="float">
            <text:p>0.07528</text:p>
          </table:table-cell>
          <table:table-cell office:value-type="float" office:value="1.565" calcext:value-type="float">
            <text:p>1.565</text:p>
          </table:table-cell>
          <table:table-cell office:value-type="float" office:value="1" calcext:value-type="float">
            <text:p>1</text:p>
          </table:table-cell>
          <table:table-cell office:value-type="float" office:value="4.014" calcext:value-type="float">
            <text:p>4.014</text:p>
          </table:table-cell>
          <table:table-cell office:value-type="float" office:value="11.694" calcext:value-type="float">
            <text:p>11.694</text:p>
          </table:table-cell>
          <table:table-cell table:formula="of:=([.H42]-12)/4.5" office:value-type="float" office:value="-0.0679999999999998" calcext:value-type="float">
            <text:p>-0.06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7.4981" calcext:value-type="float">
            <text:p>7.4981</text:p>
          </table:table-cell>
          <table:table-cell table:formula="of:=[.B43]/[.$B$2]" office:value-type="float" office:value="0.77023667666516" calcext:value-type="float">
            <text:p>0.77023667666516</text:p>
          </table:table-cell>
          <table:table-cell office:value-type="float" office:value="0.13016" calcext:value-type="float">
            <text:p>0.13016</text:p>
          </table:table-cell>
          <table:table-cell office:value-type="float" office:value="1.6375" calcext:value-type="float">
            <text:p>1.6375</text:p>
          </table:table-cell>
          <table:table-cell office:value-type="float" office:value="1" calcext:value-type="float">
            <text:p>1</text:p>
          </table:table-cell>
          <table:table-cell office:value-type="float" office:value="4.1143" calcext:value-type="float">
            <text:p>4.1143</text:p>
          </table:table-cell>
          <table:table-cell office:value-type="float" office:value="11.794" calcext:value-type="float">
            <text:p>11.794</text:p>
          </table:table-cell>
          <table:table-cell table:formula="of:=([.H43]-12)/4.5" office:value-type="float" office:value="-0.0457777777777777" calcext:value-type="float">
            <text:p>-0.045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8313" calcext:value-type="float">
            <text:p>6.8313</text:p>
          </table:table-cell>
          <table:table-cell office:value-type="float" office:value="7.2366" calcext:value-type="float">
            <text:p>7.2366</text:p>
          </table:table-cell>
          <table:table-cell table:formula="of:=[.B44]/[.$B$2]" office:value-type="float" office:value="0.743374286066483" calcext:value-type="float">
            <text:p>0.743374286066483</text:p>
          </table:table-cell>
          <table:table-cell office:value-type="float" office:value="0.19585" calcext:value-type="float">
            <text:p>0.19585</text:p>
          </table:table-cell>
          <table:table-cell office:value-type="float" office:value="1.696" calcext:value-type="float">
            <text:p>1.696</text:p>
          </table:table-cell>
          <table:table-cell office:value-type="float" office:value="1" calcext:value-type="float">
            <text:p>1</text:p>
          </table:table-cell>
          <table:table-cell office:value-type="float" office:value="4.2147" calcext:value-type="float">
            <text:p>4.2147</text:p>
          </table:table-cell>
          <table:table-cell office:value-type="float" office:value="11.895" calcext:value-type="float">
            <text:p>11.895</text:p>
          </table:table-cell>
          <table:table-cell table:formula="of:=([.H44]-12)/4.5" office:value-type="float" office:value="-0.0233333333333334" calcext:value-type="float">
            <text:p>-0.02333333333333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2.6609" calcext:value-type="float">
            <text:p>2.6609</text:p>
          </table:table-cell>
          <table:table-cell office:value-type="float" office:value="6.8376" calcext:value-type="float">
            <text:p>6.8376</text:p>
          </table:table-cell>
          <table:table-cell table:formula="of:=[.B45]/[.$B$2]" office:value-type="float" office:value="0.702387311501007" calcext:value-type="float">
            <text:p>0.702387311501007</text:p>
          </table:table-cell>
          <table:table-cell office:value-type="float" office:value="0.22861" calcext:value-type="float">
            <text:p>0.22861</text:p>
          </table:table-cell>
          <table:table-cell office:value-type="float" office:value="1.7166" calcext:value-type="float">
            <text:p>1.7166</text:p>
          </table:table-cell>
          <table:table-cell office:value-type="float" office:value="1" calcext:value-type="float">
            <text:p>1</text:p>
          </table:table-cell>
          <table:table-cell office:value-type="float" office:value="4.3151" calcext:value-type="float">
            <text:p>4.3151</text:p>
          </table:table-cell>
          <table:table-cell office:value-type="float" office:value="11.995" calcext:value-type="float">
            <text:p>11.995</text:p>
          </table:table-cell>
          <table:table-cell table:formula="of:=([.H45]-12)/4.5" office:value-type="float" office:value="-0.00111111111111128" calcext:value-type="float">
            <text:p>-0.001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.8684" calcext:value-type="float">
            <text:p>-1.8684</text:p>
          </table:table-cell>
          <table:table-cell office:value-type="float" office:value="6.4094" calcext:value-type="float">
            <text:p>6.4094</text:p>
          </table:table-cell>
          <table:table-cell table:formula="of:=[.B46]/[.$B$2]" office:value-type="float" office:value="0.658400788922217" calcext:value-type="float">
            <text:p>0.658400788922217</text:p>
          </table:table-cell>
          <table:table-cell office:value-type="float" office:value="0.18126" calcext:value-type="float">
            <text:p>0.18126</text:p>
          </table:table-cell>
          <table:table-cell office:value-type="float" office:value="1.6627" calcext:value-type="float">
            <text:p>1.6627</text:p>
          </table:table-cell>
          <table:table-cell office:value-type="float" office:value="1" calcext:value-type="float">
            <text:p>1</text:p>
          </table:table-cell>
          <table:table-cell office:value-type="float" office:value="4.4154" calcext:value-type="float">
            <text:p>4.4154</text:p>
          </table:table-cell>
          <table:table-cell office:value-type="float" office:value="12.095" calcext:value-type="float">
            <text:p>12.095</text:p>
          </table:table-cell>
          <table:table-cell table:formula="of:=([.H46]-12)/4.5" office:value-type="float" office:value="0.0211111111111113" calcext:value-type="float">
            <text:p>0.021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0523" calcext:value-type="float">
            <text:p>-6.0523</text:p>
          </table:table-cell>
          <table:table-cell office:value-type="float" office:value="6.0803" calcext:value-type="float">
            <text:p>6.0803</text:p>
          </table:table-cell>
          <table:table-cell table:formula="of:=[.B47]/[.$B$2]" office:value-type="float" office:value="0.624594239224227" calcext:value-type="float">
            <text:p>0.624594239224227</text:p>
          </table:table-cell>
          <table:table-cell office:value-type="float" office:value="0.12084" calcext:value-type="float">
            <text:p>0.12084</text:p>
          </table:table-cell>
          <table:table-cell office:value-type="float" office:value="1.5544" calcext:value-type="float">
            <text:p>1.5544</text:p>
          </table:table-cell>
          <table:table-cell office:value-type="float" office:value="1" calcext:value-type="float">
            <text:p>1</text:p>
          </table:table-cell>
          <table:table-cell office:value-type="float" office:value="4.5158" calcext:value-type="float">
            <text:p>4.5158</text:p>
          </table:table-cell>
          <table:table-cell office:value-type="float" office:value="12.196" calcext:value-type="float">
            <text:p>12.196</text:p>
          </table:table-cell>
          <table:table-cell table:formula="of:=([.H47]-12)/4.5" office:value-type="float" office:value="0.0435555555555555" calcext:value-type="float">
            <text:p>0.0435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9.0597" calcext:value-type="float">
            <text:p>-9.0597</text:p>
          </table:table-cell>
          <table:table-cell office:value-type="float" office:value="5.7341" calcext:value-type="float">
            <text:p>5.7341</text:p>
          </table:table-cell>
          <table:table-cell table:formula="of:=[.B48]/[.$B$2]" office:value-type="float" office:value="0.589031104902001" calcext:value-type="float">
            <text:p>0.589031104902001</text:p>
          </table:table-cell>
          <table:table-cell office:value-type="float" office:value="0.12335" calcext:value-type="float">
            <text:p>0.12335</text:p>
          </table:table-cell>
          <table:table-cell office:value-type="float" office:value="1.409" calcext:value-type="float">
            <text:p>1.409</text:p>
          </table:table-cell>
          <table:table-cell office:value-type="float" office:value="1" calcext:value-type="float">
            <text:p>1</text:p>
          </table:table-cell>
          <table:table-cell office:value-type="float" office:value="4.6161" calcext:value-type="float">
            <text:p>4.6161</text:p>
          </table:table-cell>
          <table:table-cell office:value-type="float" office:value="12.296" calcext:value-type="float">
            <text:p>12.296</text:p>
          </table:table-cell>
          <table:table-cell table:formula="of:=([.H48]-12)/4.5" office:value-type="float" office:value="0.0657777777777776" calcext:value-type="float">
            <text:p>0.065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1.004" calcext:value-type="float">
            <text:p>-11.004</text:p>
          </table:table-cell>
          <table:table-cell office:value-type="float" office:value="5.4085" calcext:value-type="float">
            <text:p>5.4085</text:p>
          </table:table-cell>
          <table:table-cell table:formula="of:=[.B49]/[.$B$2]" office:value-type="float" office:value="0.55558409006862" calcext:value-type="float">
            <text:p>0.55558409006862</text:p>
          </table:table-cell>
          <table:table-cell office:value-type="float" office:value="0.16447" calcext:value-type="float">
            <text:p>0.16447</text:p>
          </table:table-cell>
          <table:table-cell office:value-type="float" office:value="1.2634" calcext:value-type="float">
            <text:p>1.2634</text:p>
          </table:table-cell>
          <table:table-cell office:value-type="float" office:value="1" calcext:value-type="float">
            <text:p>1</text:p>
          </table:table-cell>
          <table:table-cell office:value-type="float" office:value="4.7165" calcext:value-type="float">
            <text:p>4.7165</text:p>
          </table:table-cell>
          <table:table-cell office:value-type="float" office:value="12.396" calcext:value-type="float">
            <text:p>12.396</text:p>
          </table:table-cell>
          <table:table-cell table:formula="of:=([.H49]-12)/4.5" office:value-type="float" office:value="0.0880000000000002" calcext:value-type="float">
            <text:p>0.08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2.181" calcext:value-type="float">
            <text:p>-12.181</text:p>
          </table:table-cell>
          <table:table-cell office:value-type="float" office:value="5.1404" calcext:value-type="float">
            <text:p>5.1404</text:p>
          </table:table-cell>
          <table:table-cell table:formula="of:=[.B50]/[.$B$2]" office:value-type="float" office:value="0.528043719439536" calcext:value-type="float">
            <text:p>0.528043719439536</text:p>
          </table:table-cell>
          <table:table-cell office:value-type="float" office:value="0.21102" calcext:value-type="float">
            <text:p>0.21102</text:p>
          </table:table-cell>
          <table:table-cell office:value-type="float" office:value="1.1358" calcext:value-type="float">
            <text:p>1.1358</text:p>
          </table:table-cell>
          <table:table-cell office:value-type="float" office:value="1" calcext:value-type="float">
            <text:p>1</text:p>
          </table:table-cell>
          <table:table-cell office:value-type="float" office:value="4.8168" calcext:value-type="float">
            <text:p>4.8168</text:p>
          </table:table-cell>
          <table:table-cell office:value-type="float" office:value="12.497" calcext:value-type="float">
            <text:p>12.497</text:p>
          </table:table-cell>
          <table:table-cell table:formula="of:=([.H50]-12)/4.5" office:value-type="float" office:value="0.110444444444444" calcext:value-type="float">
            <text:p>0.110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2.837" calcext:value-type="float">
            <text:p>-12.837</text:p>
          </table:table-cell>
          <table:table-cell office:value-type="float" office:value="4.9316" calcext:value-type="float">
            <text:p>4.9316</text:p>
          </table:table-cell>
          <table:table-cell table:formula="of:=[.B51]/[.$B$2]" office:value-type="float" office:value="0.506594896659408" calcext:value-type="float">
            <text:p>0.506594896659408</text:p>
          </table:table-cell>
          <table:table-cell office:value-type="float" office:value="0.24529" calcext:value-type="float">
            <text:p>0.24529</text:p>
          </table:table-cell>
          <table:table-cell office:value-type="float" office:value="1.0275" calcext:value-type="float">
            <text:p>1.0275</text:p>
          </table:table-cell>
          <table:table-cell office:value-type="float" office:value="1" calcext:value-type="float">
            <text:p>1</text:p>
          </table:table-cell>
          <table:table-cell office:value-type="float" office:value="4.9172" calcext:value-type="float">
            <text:p>4.9172</text:p>
          </table:table-cell>
          <table:table-cell office:value-type="float" office:value="12.597" calcext:value-type="float">
            <text:p>12.597</text:p>
          </table:table-cell>
          <table:table-cell table:formula="of:=([.H51]-12)/4.5" office:value-type="float" office:value="0.132666666666667" calcext:value-type="float">
            <text:p>0.132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3.101" calcext:value-type="float">
            <text:p>-13.101</text:p>
          </table:table-cell>
          <table:table-cell office:value-type="float" office:value="4.7594" calcext:value-type="float">
            <text:p>4.7594</text:p>
          </table:table-cell>
          <table:table-cell table:formula="of:=[.B52]/[.$B$2]" office:value-type="float" office:value="0.488905781320623" calcext:value-type="float">
            <text:p>0.488905781320623</text:p>
          </table:table-cell>
          <table:table-cell office:value-type="float" office:value="0.26485" calcext:value-type="float">
            <text:p>0.26485</text:p>
          </table:table-cell>
          <table:table-cell office:value-type="float" office:value="0.93466" calcext:value-type="float">
            <text:p>0.93466</text:p>
          </table:table-cell>
          <table:table-cell office:value-type="float" office:value="1" calcext:value-type="float">
            <text:p>1</text:p>
          </table:table-cell>
          <table:table-cell office:value-type="float" office:value="5.0175" calcext:value-type="float">
            <text:p>5.0175</text:p>
          </table:table-cell>
          <table:table-cell office:value-type="float" office:value="12.698" calcext:value-type="float">
            <text:p>12.698</text:p>
          </table:table-cell>
          <table:table-cell table:formula="of:=([.H52]-12)/4.5" office:value-type="float" office:value="0.155111111111111" calcext:value-type="float">
            <text:p>0.155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.6105" calcext:value-type="float">
            <text:p>4.6105</text:p>
          </table:table-cell>
          <table:table-cell table:formula="of:=[.B53]/[.$B$2]" office:value-type="float" office:value="0.473610140937667" calcext:value-type="float">
            <text:p>0.473610140937667</text:p>
          </table:table-cell>
          <table:table-cell office:value-type="float" office:value="0.27409" calcext:value-type="float">
            <text:p>0.27409</text:p>
          </table:table-cell>
          <table:table-cell office:value-type="float" office:value="0.85869" calcext:value-type="float">
            <text:p>0.85869</text:p>
          </table:table-cell>
          <table:table-cell office:value-type="float" office:value="1" calcext:value-type="float">
            <text:p>1</text:p>
          </table:table-cell>
          <table:table-cell office:value-type="float" office:value="5.1178" calcext:value-type="float">
            <text:p>5.1178</text:p>
          </table:table-cell>
          <table:table-cell office:value-type="float" office:value="12.798" calcext:value-type="float">
            <text:p>12.798</text:p>
          </table:table-cell>
          <table:table-cell table:formula="of:=([.H53]-12)/4.5" office:value-type="float" office:value="0.177333333333333" calcext:value-type="float">
            <text:p>0.177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2.694" calcext:value-type="float">
            <text:p>-12.694</text:p>
          </table:table-cell>
          <table:table-cell office:value-type="float" office:value="4.4892" calcext:value-type="float">
            <text:p>4.4892</text:p>
          </table:table-cell>
          <table:table-cell table:formula="of:=[.B54]/[.$B$2]" office:value-type="float" office:value="0.461149689772774" calcext:value-type="float">
            <text:p>0.461149689772774</text:p>
          </table:table-cell>
          <table:table-cell office:value-type="float" office:value="0.27708" calcext:value-type="float">
            <text:p>0.27708</text:p>
          </table:table-cell>
          <table:table-cell office:value-type="float" office:value="0.79261" calcext:value-type="float">
            <text:p>0.79261</text:p>
          </table:table-cell>
          <table:table-cell office:value-type="float" office:value="1" calcext:value-type="float">
            <text:p>1</text:p>
          </table:table-cell>
          <table:table-cell office:value-type="float" office:value="5.2182" calcext:value-type="float">
            <text:p>5.2182</text:p>
          </table:table-cell>
          <table:table-cell office:value-type="float" office:value="12.898" calcext:value-type="float">
            <text:p>12.898</text:p>
          </table:table-cell>
          <table:table-cell table:formula="of:=([.H54]-12)/4.5" office:value-type="float" office:value="0.199555555555556" calcext:value-type="float">
            <text:p>0.1995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2.323" calcext:value-type="float">
            <text:p>-12.323</text:p>
          </table:table-cell>
          <table:table-cell office:value-type="float" office:value="4.3886" calcext:value-type="float">
            <text:p>4.3886</text:p>
          </table:table-cell>
          <table:table-cell table:formula="of:=[.B55]/[.$B$2]" office:value-type="float" office:value="0.450815630521428" calcext:value-type="float">
            <text:p>0.450815630521428</text:p>
          </table:table-cell>
          <table:table-cell office:value-type="float" office:value="0.27757" calcext:value-type="float">
            <text:p>0.27757</text:p>
          </table:table-cell>
          <table:table-cell office:value-type="float" office:value="0.73298" calcext:value-type="float">
            <text:p>0.73298</text:p>
          </table:table-cell>
          <table:table-cell office:value-type="float" office:value="1" calcext:value-type="float">
            <text:p>1</text:p>
          </table:table-cell>
          <table:table-cell office:value-type="float" office:value="5.3186" calcext:value-type="float">
            <text:p>5.3186</text:p>
          </table:table-cell>
          <table:table-cell office:value-type="float" office:value="12.999" calcext:value-type="float">
            <text:p>12.999</text:p>
          </table:table-cell>
          <table:table-cell table:formula="of:=([.H55]-12)/4.5" office:value-type="float" office:value="0.222" calcext:value-type="float">
            <text:p>0.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1.911" calcext:value-type="float">
            <text:p>-11.911</text:p>
          </table:table-cell>
          <table:table-cell office:value-type="float" office:value="4.3051" calcext:value-type="float">
            <text:p>4.3051</text:p>
          </table:table-cell>
          <table:table-cell table:formula="of:=[.B56]/[.$B$2]" office:value-type="float" office:value="0.442238155894317" calcext:value-type="float">
            <text:p>0.442238155894317</text:p>
          </table:table-cell>
          <table:table-cell office:value-type="float" office:value="0.27685" calcext:value-type="float">
            <text:p>0.27685</text:p>
          </table:table-cell>
          <table:table-cell office:value-type="float" office:value="0.68047" calcext:value-type="float">
            <text:p>0.68047</text:p>
          </table:table-cell>
          <table:table-cell office:value-type="float" office:value="1" calcext:value-type="float">
            <text:p>1</text:p>
          </table:table-cell>
          <table:table-cell office:value-type="float" office:value="5.4189" calcext:value-type="float">
            <text:p>5.4189</text:p>
          </table:table-cell>
          <table:table-cell office:value-type="float" office:value="13.099" calcext:value-type="float">
            <text:p>13.099</text:p>
          </table:table-cell>
          <table:table-cell table:formula="of:=([.H56]-12)/4.5" office:value-type="float" office:value="0.244222222222222" calcext:value-type="float">
            <text:p>0.244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1.484" calcext:value-type="float">
            <text:p>-11.484</text:p>
          </table:table-cell>
          <table:table-cell office:value-type="float" office:value="4.235" calcext:value-type="float">
            <text:p>4.235</text:p>
          </table:table-cell>
          <table:table-cell table:formula="of:=[.B57]/[.$B$2]" office:value-type="float" office:value="0.435037186177425" calcext:value-type="float">
            <text:p>0.435037186177425</text:p>
          </table:table-cell>
          <table:table-cell office:value-type="float" office:value="0.27564" calcext:value-type="float">
            <text:p>0.27564</text:p>
          </table:table-cell>
          <table:table-cell office:value-type="float" office:value="0.63377" calcext:value-type="float">
            <text:p>0.63377</text:p>
          </table:table-cell>
          <table:table-cell office:value-type="float" office:value="1" calcext:value-type="float">
            <text:p>1</text:p>
          </table:table-cell>
          <table:table-cell office:value-type="float" office:value="5.5193" calcext:value-type="float">
            <text:p>5.5193</text:p>
          </table:table-cell>
          <table:table-cell office:value-type="float" office:value="13.199" calcext:value-type="float">
            <text:p>13.199</text:p>
          </table:table-cell>
          <table:table-cell table:formula="of:=([.H57]-12)/4.5" office:value-type="float" office:value="0.266444444444444" calcext:value-type="float">
            <text:p>0.266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1.051" calcext:value-type="float">
            <text:p>-11.051</text:p>
          </table:table-cell>
          <table:table-cell office:value-type="float" office:value="4.1777" calcext:value-type="float">
            <text:p>4.1777</text:p>
          </table:table-cell>
          <table:table-cell table:formula="of:=[.B58]/[.$B$2]" office:value-type="float" office:value="0.429151086822534" calcext:value-type="float">
            <text:p>0.429151086822534</text:p>
          </table:table-cell>
          <table:table-cell office:value-type="float" office:value="0.27416" calcext:value-type="float">
            <text:p>0.27416</text:p>
          </table:table-cell>
          <table:table-cell office:value-type="float" office:value="0.59357" calcext:value-type="float">
            <text:p>0.59357</text:p>
          </table:table-cell>
          <table:table-cell office:value-type="float" office:value="1" calcext:value-type="float">
            <text:p>1</text:p>
          </table:table-cell>
          <table:table-cell office:value-type="float" office:value="5.6196" calcext:value-type="float">
            <text:p>5.6196</text:p>
          </table:table-cell>
          <table:table-cell office:value-type="float" office:value="13.3" calcext:value-type="float">
            <text:p>13.3</text:p>
          </table:table-cell>
          <table:table-cell table:formula="of:=([.H58]-12)/4.5" office:value-type="float" office:value="0.288888888888889" calcext:value-type="float">
            <text:p>0.288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0.652" calcext:value-type="float">
            <text:p>-10.652</text:p>
          </table:table-cell>
          <table:table-cell office:value-type="float" office:value="4.1253" calcext:value-type="float">
            <text:p>4.1253</text:p>
          </table:table-cell>
          <table:table-cell table:formula="of:=[.B59]/[.$B$2]" office:value-type="float" office:value="0.423768336278095" calcext:value-type="float">
            <text:p>0.423768336278095</text:p>
          </table:table-cell>
          <table:table-cell office:value-type="float" office:value="0.27369" calcext:value-type="float">
            <text:p>0.27369</text:p>
          </table:table-cell>
          <table:table-cell office:value-type="float" office:value="0.55588" calcext:value-type="float">
            <text:p>0.55588</text:p>
          </table:table-cell>
          <table:table-cell office:value-type="float" office:value="1" calcext:value-type="float">
            <text:p>1</text:p>
          </table:table-cell>
          <table:table-cell office:value-type="float" office:value="5.72" calcext:value-type="float">
            <text:p>5.72</text:p>
          </table:table-cell>
          <table:table-cell office:value-type="float" office:value="13.4" calcext:value-type="float">
            <text:p>13.4</text:p>
          </table:table-cell>
          <table:table-cell table:formula="of:=([.H59]-12)/4.5" office:value-type="float" office:value="0.311111111111111" calcext:value-type="float">
            <text:p>0.311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0.273" calcext:value-type="float">
            <text:p>-10.273</text:p>
          </table:table-cell>
          <table:table-cell office:value-type="float" office:value="4.0765" calcext:value-type="float">
            <text:p>4.0765</text:p>
          </table:table-cell>
          <table:table-cell table:formula="of:=[.B60]/[.$B$2]" office:value-type="float" office:value="0.418755393022969" calcext:value-type="float">
            <text:p>0.418755393022969</text:p>
          </table:table-cell>
          <table:table-cell office:value-type="float" office:value="0.27381" calcext:value-type="float">
            <text:p>0.27381</text:p>
          </table:table-cell>
          <table:table-cell office:value-type="float" office:value="0.52125" calcext:value-type="float">
            <text:p>0.52125</text:p>
          </table:table-cell>
          <table:table-cell office:value-type="float" office:value="1" calcext:value-type="float">
            <text:p>1</text:p>
          </table:table-cell>
          <table:table-cell office:value-type="float" office:value="5.8203" calcext:value-type="float">
            <text:p>5.8203</text:p>
          </table:table-cell>
          <table:table-cell office:value-type="float" office:value="13.5" calcext:value-type="float">
            <text:p>13.5</text:p>
          </table:table-cell>
          <table:table-cell table:formula="of:=([.H60]-12)/4.5" office:value-type="float" office:value="0.333333333333333" calcext:value-type="float">
            <text:p>0.333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9.9153" calcext:value-type="float">
            <text:p>-9.9153</text:p>
          </table:table-cell>
          <table:table-cell office:value-type="float" office:value="4.0304" calcext:value-type="float">
            <text:p>4.0304</text:p>
          </table:table-cell>
          <table:table-cell table:formula="of:=[.B61]/[.$B$2]" office:value-type="float" office:value="0.414019805234828" calcext:value-type="float">
            <text:p>0.414019805234828</text:p>
          </table:table-cell>
          <table:table-cell office:value-type="float" office:value="0.27441" calcext:value-type="float">
            <text:p>0.27441</text:p>
          </table:table-cell>
          <table:table-cell office:value-type="float" office:value="0.48931" calcext:value-type="float">
            <text:p>0.48931</text:p>
          </table:table-cell>
          <table:table-cell office:value-type="float" office:value="1" calcext:value-type="float">
            <text:p>1</text:p>
          </table:table-cell>
          <table:table-cell office:value-type="float" office:value="5.9207" calcext:value-type="float">
            <text:p>5.9207</text:p>
          </table:table-cell>
          <table:table-cell office:value-type="float" office:value="13.601" calcext:value-type="float">
            <text:p>13.601</text:p>
          </table:table-cell>
          <table:table-cell table:formula="of:=([.H61]-12)/4.5" office:value-type="float" office:value="0.355777777777778" calcext:value-type="float">
            <text:p>0.355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9.5796" calcext:value-type="float">
            <text:p>-9.5796</text:p>
          </table:table-cell>
          <table:table-cell office:value-type="float" office:value="3.9881" calcext:value-type="float">
            <text:p>3.9881</text:p>
          </table:table-cell>
          <table:table-cell table:formula="of:=[.B62]/[.$B$2]" office:value-type="float" office:value="0.409674569585405" calcext:value-type="float">
            <text:p>0.409674569585405</text:p>
          </table:table-cell>
          <table:table-cell office:value-type="float" office:value="0.27546" calcext:value-type="float">
            <text:p>0.27546</text:p>
          </table:table-cell>
          <table:table-cell office:value-type="float" office:value="0.46046" calcext:value-type="float">
            <text:p>0.46046</text:p>
          </table:table-cell>
          <table:table-cell office:value-type="float" office:value="1" calcext:value-type="float">
            <text:p>1</text:p>
          </table:table-cell>
          <table:table-cell office:value-type="float" office:value="6.021" calcext:value-type="float">
            <text:p>6.021</text:p>
          </table:table-cell>
          <table:table-cell office:value-type="float" office:value="13.701" calcext:value-type="float">
            <text:p>13.701</text:p>
          </table:table-cell>
          <table:table-cell table:formula="of:=([.H62]-12)/4.5" office:value-type="float" office:value="0.378" calcext:value-type="float">
            <text:p>0.3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9.2792" calcext:value-type="float">
            <text:p>-9.2792</text:p>
          </table:table-cell>
          <table:table-cell office:value-type="float" office:value="3.9459" calcext:value-type="float">
            <text:p>3.9459</text:p>
          </table:table-cell>
          <table:table-cell table:formula="of:=[.B63]/[.$B$2]" office:value-type="float" office:value="0.405339606360685" calcext:value-type="float">
            <text:p>0.405339606360685</text:p>
          </table:table-cell>
          <table:table-cell office:value-type="float" office:value="0.2772" calcext:value-type="float">
            <text:p>0.2772</text:p>
          </table:table-cell>
          <table:table-cell office:value-type="float" office:value="0.43411" calcext:value-type="float">
            <text:p>0.43411</text:p>
          </table:table-cell>
          <table:table-cell office:value-type="float" office:value="1" calcext:value-type="float">
            <text:p>1</text:p>
          </table:table-cell>
          <table:table-cell office:value-type="float" office:value="6.1213" calcext:value-type="float">
            <text:p>6.1213</text:p>
          </table:table-cell>
          <table:table-cell office:value-type="float" office:value="13.801" calcext:value-type="float">
            <text:p>13.801</text:p>
          </table:table-cell>
          <table:table-cell table:formula="of:=([.H63]-12)/4.5" office:value-type="float" office:value="0.400222222222222" calcext:value-type="float">
            <text:p>0.400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9986" calcext:value-type="float">
            <text:p>-8.9986</text:p>
          </table:table-cell>
          <table:table-cell office:value-type="float" office:value="3.9049" calcext:value-type="float">
            <text:p>3.9049</text:p>
          </table:table-cell>
          <table:table-cell table:formula="of:=[.B64]/[.$B$2]" office:value-type="float" office:value="0.401127912232403" calcext:value-type="float">
            <text:p>0.401127912232403</text:p>
          </table:table-cell>
          <table:table-cell office:value-type="float" office:value="0.27907" calcext:value-type="float">
            <text:p>0.27907</text:p>
          </table:table-cell>
          <table:table-cell office:value-type="float" office:value="0.40977" calcext:value-type="float">
            <text:p>0.40977</text:p>
          </table:table-cell>
          <table:table-cell office:value-type="float" office:value="1" calcext:value-type="float">
            <text:p>1</text:p>
          </table:table-cell>
          <table:table-cell office:value-type="float" office:value="6.2217" calcext:value-type="float">
            <text:p>6.2217</text:p>
          </table:table-cell>
          <table:table-cell office:value-type="float" office:value="13.902" calcext:value-type="float">
            <text:p>13.902</text:p>
          </table:table-cell>
          <table:table-cell table:formula="of:=([.H64]-12)/4.5" office:value-type="float" office:value="0.422666666666667" calcext:value-type="float">
            <text:p>0.422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736" calcext:value-type="float">
            <text:p>-8.736</text:p>
          </table:table-cell>
          <table:table-cell office:value-type="float" office:value="3.8652" calcext:value-type="float">
            <text:p>3.8652</text:p>
          </table:table-cell>
          <table:table-cell table:formula="of:=[.B65]/[.$B$2]" office:value-type="float" office:value="0.397049759625262" calcext:value-type="float">
            <text:p>0.397049759625262</text:p>
          </table:table-cell>
          <table:table-cell office:value-type="float" office:value="0.28099" calcext:value-type="float">
            <text:p>0.28099</text:p>
          </table:table-cell>
          <table:table-cell office:value-type="float" office:value="0.3872" calcext:value-type="float">
            <text:p>0.3872</text:p>
          </table:table-cell>
          <table:table-cell office:value-type="float" office:value="1" calcext:value-type="float">
            <text:p>1</text:p>
          </table:table-cell>
          <table:table-cell office:value-type="float" office:value="6.3221" calcext:value-type="float">
            <text:p>6.3221</text:p>
          </table:table-cell>
          <table:table-cell office:value-type="float" office:value="14.002" calcext:value-type="float">
            <text:p>14.002</text:p>
          </table:table-cell>
          <table:table-cell table:formula="of:=([.H65]-12)/4.5" office:value-type="float" office:value="0.444888888888889" calcext:value-type="float">
            <text:p>0.444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4964" calcext:value-type="float">
            <text:p>-8.4964</text:p>
          </table:table-cell>
          <table:table-cell office:value-type="float" office:value="3.8294" calcext:value-type="float">
            <text:p>3.8294</text:p>
          </table:table-cell>
          <table:table-cell table:formula="of:=[.B66]/[.$B$2]" office:value-type="float" office:value="0.393372231581543" calcext:value-type="float">
            <text:p>0.393372231581543</text:p>
          </table:table-cell>
          <table:table-cell office:value-type="float" office:value="0.28301" calcext:value-type="float">
            <text:p>0.28301</text:p>
          </table:table-cell>
          <table:table-cell office:value-type="float" office:value="0.36713" calcext:value-type="float">
            <text:p>0.36713</text:p>
          </table:table-cell>
          <table:table-cell office:value-type="float" office:value="1" calcext:value-type="float">
            <text:p>1</text:p>
          </table:table-cell>
          <table:table-cell office:value-type="float" office:value="6.4224" calcext:value-type="float">
            <text:p>6.4224</text:p>
          </table:table-cell>
          <table:table-cell office:value-type="float" office:value="14.102" calcext:value-type="float">
            <text:p>14.102</text:p>
          </table:table-cell>
          <table:table-cell table:formula="of:=([.H66]-12)/4.5" office:value-type="float" office:value="0.467111111111111" calcext:value-type="float">
            <text:p>0.467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2755" calcext:value-type="float">
            <text:p>-8.2755</text:p>
          </table:table-cell>
          <table:table-cell office:value-type="float" office:value="3.7941" calcext:value-type="float">
            <text:p>3.7941</text:p>
          </table:table-cell>
          <table:table-cell table:formula="of:=[.B67]/[.$B$2]" office:value-type="float" office:value="0.389746065661339" calcext:value-type="float">
            <text:p>0.389746065661339</text:p>
          </table:table-cell>
          <table:table-cell office:value-type="float" office:value="0.28466" calcext:value-type="float">
            <text:p>0.28466</text:p>
          </table:table-cell>
          <table:table-cell office:value-type="float" office:value="0.34843" calcext:value-type="float">
            <text:p>0.34843</text:p>
          </table:table-cell>
          <table:table-cell office:value-type="float" office:value="1" calcext:value-type="float">
            <text:p>1</text:p>
          </table:table-cell>
          <table:table-cell office:value-type="float" office:value="6.5228" calcext:value-type="float">
            <text:p>6.5228</text:p>
          </table:table-cell>
          <table:table-cell office:value-type="float" office:value="14.203" calcext:value-type="float">
            <text:p>14.203</text:p>
          </table:table-cell>
          <table:table-cell table:formula="of:=([.H67]-12)/4.5" office:value-type="float" office:value="0.489555555555555" calcext:value-type="float">
            <text:p>0.489555555555555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0673" calcext:value-type="float">
            <text:p>-8.0673</text:p>
          </table:table-cell>
          <table:table-cell office:value-type="float" office:value="3.7607" calcext:value-type="float">
            <text:p>3.7607</text:p>
          </table:table-cell>
          <table:table-cell table:formula="of:=[.B68]/[.$B$2]" office:value-type="float" office:value="0.386315075810494" calcext:value-type="float">
            <text:p>0.386315075810494</text:p>
          </table:table-cell>
          <table:table-cell office:value-type="float" office:value="0.28613" calcext:value-type="float">
            <text:p>0.28613</text:p>
          </table:table-cell>
          <table:table-cell office:value-type="float" office:value="0.33089" calcext:value-type="float">
            <text:p>0.33089</text:p>
          </table:table-cell>
          <table:table-cell office:value-type="float" office:value="1" calcext:value-type="float">
            <text:p>1</text:p>
          </table:table-cell>
          <table:table-cell office:value-type="float" office:value="6.6231" calcext:value-type="float">
            <text:p>6.6231</text:p>
          </table:table-cell>
          <table:table-cell office:value-type="float" office:value="14.303" calcext:value-type="float">
            <text:p>14.303</text:p>
          </table:table-cell>
          <table:table-cell table:formula="of:=([.H68]-12)/4.5" office:value-type="float" office:value="0.511777777777778" calcext:value-type="float">
            <text:p>0.511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8744" calcext:value-type="float">
            <text:p>-7.8744</text:p>
          </table:table-cell>
          <table:table-cell office:value-type="float" office:value="3.7312" calcext:value-type="float">
            <text:p>3.7312</text:p>
          </table:table-cell>
          <table:table-cell table:formula="of:=[.B69]/[.$B$2]" office:value-type="float" office:value="0.383284710523072" calcext:value-type="float">
            <text:p>0.383284710523072</text:p>
          </table:table-cell>
          <table:table-cell office:value-type="float" office:value="0.28748" calcext:value-type="float">
            <text:p>0.28748</text:p>
          </table:table-cell>
          <table:table-cell office:value-type="float" office:value="0.31512" calcext:value-type="float">
            <text:p>0.31512</text:p>
          </table:table-cell>
          <table:table-cell office:value-type="float" office:value="1" calcext:value-type="float">
            <text:p>1</text:p>
          </table:table-cell>
          <table:table-cell office:value-type="float" office:value="6.7235" calcext:value-type="float">
            <text:p>6.7235</text:p>
          </table:table-cell>
          <table:table-cell office:value-type="float" office:value="14.403" calcext:value-type="float">
            <text:p>14.403</text:p>
          </table:table-cell>
          <table:table-cell table:formula="of:=([.H69]-12)/4.5" office:value-type="float" office:value="0.534" calcext:value-type="float">
            <text:p>0.53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6971" calcext:value-type="float">
            <text:p>-7.6971</text:p>
          </table:table-cell>
          <table:table-cell office:value-type="float" office:value="3.7026" calcext:value-type="float">
            <text:p>3.7026</text:p>
          </table:table-cell>
          <table:table-cell table:formula="of:=[.B70]/[.$B$2]" office:value-type="float" office:value="0.380346797057978" calcext:value-type="float">
            <text:p>0.380346797057978</text:p>
          </table:table-cell>
          <table:table-cell office:value-type="float" office:value="0.28849" calcext:value-type="float">
            <text:p>0.28849</text:p>
          </table:table-cell>
          <table:table-cell office:value-type="float" office:value="0.30051" calcext:value-type="float">
            <text:p>0.30051</text:p>
          </table:table-cell>
          <table:table-cell office:value-type="float" office:value="1" calcext:value-type="float">
            <text:p>1</text:p>
          </table:table-cell>
          <table:table-cell office:value-type="float" office:value="6.8238" calcext:value-type="float">
            <text:p>6.8238</text:p>
          </table:table-cell>
          <table:table-cell office:value-type="float" office:value="14.504" calcext:value-type="float">
            <text:p>14.504</text:p>
          </table:table-cell>
          <table:table-cell table:formula="of:=([.H70]-12)/4.5" office:value-type="float" office:value="0.556444444444444" calcext:value-type="float">
            <text:p>0.556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5286" calcext:value-type="float">
            <text:p>-7.5286</text:p>
          </table:table-cell>
          <table:table-cell office:value-type="float" office:value="3.6755" calcext:value-type="float">
            <text:p>3.6755</text:p>
          </table:table-cell>
          <table:table-cell table:formula="of:=[.B71]/[.$B$2]" office:value-type="float" office:value="0.37756296996343" calcext:value-type="float">
            <text:p>0.37756296996343</text:p>
          </table:table-cell>
          <table:table-cell office:value-type="float" office:value="0.28947" calcext:value-type="float">
            <text:p>0.28947</text:p>
          </table:table-cell>
          <table:table-cell office:value-type="float" office:value="0.28676" calcext:value-type="float">
            <text:p>0.28676</text:p>
          </table:table-cell>
          <table:table-cell office:value-type="float" office:value="1" calcext:value-type="float">
            <text:p>1</text:p>
          </table:table-cell>
          <table:table-cell office:value-type="float" office:value="6.9241" calcext:value-type="float">
            <text:p>6.9241</text:p>
          </table:table-cell>
          <table:table-cell office:value-type="float" office:value="14.604" calcext:value-type="float">
            <text:p>14.604</text:p>
          </table:table-cell>
          <table:table-cell table:formula="of:=([.H71]-12)/4.5" office:value-type="float" office:value="0.578666666666666" calcext:value-type="float">
            <text:p>0.57866666666666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3704" calcext:value-type="float">
            <text:p>-7.3704</text:p>
          </table:table-cell>
          <table:table-cell office:value-type="float" office:value="3.6516" calcext:value-type="float">
            <text:p>3.6516</text:p>
          </table:table-cell>
          <table:table-cell table:formula="of:=[.B72]/[.$B$2]" office:value-type="float" office:value="0.375107860459383" calcext:value-type="float">
            <text:p>0.375107860459383</text:p>
          </table:table-cell>
          <table:table-cell office:value-type="float" office:value="0.29048" calcext:value-type="float">
            <text:p>0.29048</text:p>
          </table:table-cell>
          <table:table-cell office:value-type="float" office:value="0.27417" calcext:value-type="float">
            <text:p>0.27417</text:p>
          </table:table-cell>
          <table:table-cell office:value-type="float" office:value="1" calcext:value-type="float">
            <text:p>1</text:p>
          </table:table-cell>
          <table:table-cell office:value-type="float" office:value="7.0245" calcext:value-type="float">
            <text:p>7.0245</text:p>
          </table:table-cell>
          <table:table-cell office:value-type="float" office:value="14.705" calcext:value-type="float">
            <text:p>14.705</text:p>
          </table:table-cell>
          <table:table-cell table:formula="of:=([.H72]-12)/4.5" office:value-type="float" office:value="0.601111111111111" calcext:value-type="float">
            <text:p>0.601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2238" calcext:value-type="float">
            <text:p>-7.2238</text:p>
          </table:table-cell>
          <table:table-cell office:value-type="float" office:value="3.6282" calcext:value-type="float">
            <text:p>3.6282</text:p>
          </table:table-cell>
          <table:table-cell table:formula="of:=[.B73]/[.$B$2]" office:value-type="float" office:value="0.372704113078851" calcext:value-type="float">
            <text:p>0.372704113078851</text:p>
          </table:table-cell>
          <table:table-cell office:value-type="float" office:value="0.2915" calcext:value-type="float">
            <text:p>0.2915</text:p>
          </table:table-cell>
          <table:table-cell office:value-type="float" office:value="0.26232" calcext:value-type="float">
            <text:p>0.26232</text:p>
          </table:table-cell>
          <table:table-cell office:value-type="float" office:value="1" calcext:value-type="float">
            <text:p>1</text:p>
          </table:table-cell>
          <table:table-cell office:value-type="float" office:value="7.1248" calcext:value-type="float">
            <text:p>7.1248</text:p>
          </table:table-cell>
          <table:table-cell office:value-type="float" office:value="14.805" calcext:value-type="float">
            <text:p>14.805</text:p>
          </table:table-cell>
          <table:table-cell table:formula="of:=([.H73]-12)/4.5" office:value-type="float" office:value="0.623333333333333" calcext:value-type="float">
            <text:p>0.623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0829" calcext:value-type="float">
            <text:p>-7.0829</text:p>
          </table:table-cell>
          <table:table-cell office:value-type="float" office:value="3.6058" calcext:value-type="float">
            <text:p>3.6058</text:p>
          </table:table-cell>
          <table:table-cell table:formula="of:=[.B74]/[.$B$2]" office:value-type="float" office:value="0.370403089945351" calcext:value-type="float">
            <text:p>0.370403089945351</text:p>
          </table:table-cell>
          <table:table-cell office:value-type="float" office:value="0.2926" calcext:value-type="float">
            <text:p>0.2926</text:p>
          </table:table-cell>
          <table:table-cell office:value-type="float" office:value="0.25102" calcext:value-type="float">
            <text:p>0.25102</text:p>
          </table:table-cell>
          <table:table-cell office:value-type="float" office:value="1" calcext:value-type="float">
            <text:p>1</text:p>
          </table:table-cell>
          <table:table-cell office:value-type="float" office:value="7.2252" calcext:value-type="float">
            <text:p>7.2252</text:p>
          </table:table-cell>
          <table:table-cell office:value-type="float" office:value="14.905" calcext:value-type="float">
            <text:p>14.905</text:p>
          </table:table-cell>
          <table:table-cell table:formula="of:=([.H74]-12)/4.5" office:value-type="float" office:value="0.645555555555555" calcext:value-type="float">
            <text:p>0.645555555555555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9504" calcext:value-type="float">
            <text:p>-6.9504</text:p>
          </table:table-cell>
          <table:table-cell office:value-type="float" office:value="3.5859" calcext:value-type="float">
            <text:p>3.5859</text:p>
          </table:table-cell>
          <table:table-cell table:formula="of:=[.B75]/[.$B$2]" office:value-type="float" office:value="0.368358877429428" calcext:value-type="float">
            <text:p>0.368358877429428</text:p>
          </table:table-cell>
          <table:table-cell office:value-type="float" office:value="0.29377" calcext:value-type="float">
            <text:p>0.29377</text:p>
          </table:table-cell>
          <table:table-cell office:value-type="float" office:value="0.24073" calcext:value-type="float">
            <text:p>0.24073</text:p>
          </table:table-cell>
          <table:table-cell office:value-type="float" office:value="1" calcext:value-type="float">
            <text:p>1</text:p>
          </table:table-cell>
          <table:table-cell office:value-type="float" office:value="7.3256" calcext:value-type="float">
            <text:p>7.3256</text:p>
          </table:table-cell>
          <table:table-cell office:value-type="float" office:value="15.006" calcext:value-type="float">
            <text:p>15.006</text:p>
          </table:table-cell>
          <table:table-cell table:formula="of:=([.H75]-12)/4.5" office:value-type="float" office:value="0.668" calcext:value-type="float">
            <text:p>0.66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8261" calcext:value-type="float">
            <text:p>-6.8261</text:p>
          </table:table-cell>
          <table:table-cell office:value-type="float" office:value="3.5661" calcext:value-type="float">
            <text:p>3.5661</text:p>
          </table:table-cell>
          <table:table-cell table:formula="of:=[.B76]/[.$B$2]" office:value-type="float" office:value="0.366324937338209" calcext:value-type="float">
            <text:p>0.366324937338209</text:p>
          </table:table-cell>
          <table:table-cell office:value-type="float" office:value="0.29501" calcext:value-type="float">
            <text:p>0.29501</text:p>
          </table:table-cell>
          <table:table-cell office:value-type="float" office:value="0.23105" calcext:value-type="float">
            <text:p>0.23105</text:p>
          </table:table-cell>
          <table:table-cell office:value-type="float" office:value="1" calcext:value-type="float">
            <text:p>1</text:p>
          </table:table-cell>
          <table:table-cell office:value-type="float" office:value="7.4259" calcext:value-type="float">
            <text:p>7.4259</text:p>
          </table:table-cell>
          <table:table-cell office:value-type="float" office:value="15.106" calcext:value-type="float">
            <text:p>15.106</text:p>
          </table:table-cell>
          <table:table-cell table:formula="of:=([.H76]-12)/4.5" office:value-type="float" office:value="0.690222222222222" calcext:value-type="float">
            <text:p>0.690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706" calcext:value-type="float">
            <text:p>-6.706</text:p>
          </table:table-cell>
          <table:table-cell office:value-type="float" office:value="3.547" calcext:value-type="float">
            <text:p>3.547</text:p>
          </table:table-cell>
          <table:table-cell table:formula="of:=[.B77]/[.$B$2]" office:value-type="float" office:value="0.364362904219912" calcext:value-type="float">
            <text:p>0.364362904219912</text:p>
          </table:table-cell>
          <table:table-cell office:value-type="float" office:value="0.29625" calcext:value-type="float">
            <text:p>0.29625</text:p>
          </table:table-cell>
          <table:table-cell office:value-type="float" office:value="0.2218" calcext:value-type="float">
            <text:p>0.2218</text:p>
          </table:table-cell>
          <table:table-cell office:value-type="float" office:value="1" calcext:value-type="float">
            <text:p>1</text:p>
          </table:table-cell>
          <table:table-cell office:value-type="float" office:value="7.5263" calcext:value-type="float">
            <text:p>7.5263</text:p>
          </table:table-cell>
          <table:table-cell office:value-type="float" office:value="15.206" calcext:value-type="float">
            <text:p>15.206</text:p>
          </table:table-cell>
          <table:table-cell table:formula="of:=([.H77]-12)/4.5" office:value-type="float" office:value="0.712444444444444" calcext:value-type="float">
            <text:p>0.712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5932" calcext:value-type="float">
            <text:p>-6.5932</text:p>
          </table:table-cell>
          <table:table-cell office:value-type="float" office:value="3.5301" calcext:value-type="float">
            <text:p>3.5301</text:p>
          </table:table-cell>
          <table:table-cell table:formula="of:=[.B78]/[.$B$2]" office:value-type="float" office:value="0.362626864445084" calcext:value-type="float">
            <text:p>0.362626864445084</text:p>
          </table:table-cell>
          <table:table-cell office:value-type="float" office:value="0.29753" calcext:value-type="float">
            <text:p>0.29753</text:p>
          </table:table-cell>
          <table:table-cell office:value-type="float" office:value="0.2133" calcext:value-type="float">
            <text:p>0.2133</text:p>
          </table:table-cell>
          <table:table-cell office:value-type="float" office:value="1" calcext:value-type="float">
            <text:p>1</text:p>
          </table:table-cell>
          <table:table-cell office:value-type="float" office:value="7.6266" calcext:value-type="float">
            <text:p>7.6266</text:p>
          </table:table-cell>
          <table:table-cell office:value-type="float" office:value="15.307" calcext:value-type="float">
            <text:p>15.307</text:p>
          </table:table-cell>
          <table:table-cell table:formula="of:=([.H78]-12)/4.5" office:value-type="float" office:value="0.734888888888889" calcext:value-type="float">
            <text:p>0.734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4849" calcext:value-type="float">
            <text:p>-6.4849</text:p>
          </table:table-cell>
          <table:table-cell office:value-type="float" office:value="3.513" calcext:value-type="float">
            <text:p>3.513</text:p>
          </table:table-cell>
          <table:table-cell table:formula="of:=[.B79]/[.$B$2]" office:value-type="float" office:value="0.360870279820849" calcext:value-type="float">
            <text:p>0.360870279820849</text:p>
          </table:table-cell>
          <table:table-cell office:value-type="float" office:value="0.29873" calcext:value-type="float">
            <text:p>0.29873</text:p>
          </table:table-cell>
          <table:table-cell office:value-type="float" office:value="0.20504" calcext:value-type="float">
            <text:p>0.20504</text:p>
          </table:table-cell>
          <table:table-cell office:value-type="float" office:value="1" calcext:value-type="float">
            <text:p>1</text:p>
          </table:table-cell>
          <table:table-cell office:value-type="float" office:value="7.727" calcext:value-type="float">
            <text:p>7.727</text:p>
          </table:table-cell>
          <table:table-cell office:value-type="float" office:value="15.407" calcext:value-type="float">
            <text:p>15.407</text:p>
          </table:table-cell>
          <table:table-cell table:formula="of:=([.H79]-12)/4.5" office:value-type="float" office:value="0.757111111111111" calcext:value-type="float">
            <text:p>0.757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3799" calcext:value-type="float">
            <text:p>-6.3799</text:p>
          </table:table-cell>
          <table:table-cell office:value-type="float" office:value="3.497" calcext:value-type="float">
            <text:p>3.497</text:p>
          </table:table-cell>
          <table:table-cell table:formula="of:=[.B80]/[.$B$2]" office:value-type="float" office:value="0.359226691868349" calcext:value-type="float">
            <text:p>0.359226691868349</text:p>
          </table:table-cell>
          <table:table-cell office:value-type="float" office:value="0.29993" calcext:value-type="float">
            <text:p>0.29993</text:p>
          </table:table-cell>
          <table:table-cell office:value-type="float" office:value="0.19716" calcext:value-type="float">
            <text:p>0.19716</text:p>
          </table:table-cell>
          <table:table-cell office:value-type="float" office:value="1" calcext:value-type="float">
            <text:p>1</text:p>
          </table:table-cell>
          <table:table-cell office:value-type="float" office:value="7.8273" calcext:value-type="float">
            <text:p>7.8273</text:p>
          </table:table-cell>
          <table:table-cell office:value-type="float" office:value="15.507" calcext:value-type="float">
            <text:p>15.507</text:p>
          </table:table-cell>
          <table:table-cell table:formula="of:=([.H80]-12)/4.5" office:value-type="float" office:value="0.779333333333333" calcext:value-type="float">
            <text:p>0.779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2811" calcext:value-type="float">
            <text:p>-6.2811</text:p>
          </table:table-cell>
          <table:table-cell office:value-type="float" office:value="3.4821" calcext:value-type="float">
            <text:p>3.4821</text:p>
          </table:table-cell>
          <table:table-cell table:formula="of:=[.B81]/[.$B$2]" office:value-type="float" office:value="0.357696100587583" calcext:value-type="float">
            <text:p>0.357696100587583</text:p>
          </table:table-cell>
          <table:table-cell office:value-type="float" office:value="0.30102" calcext:value-type="float">
            <text:p>0.30102</text:p>
          </table:table-cell>
          <table:table-cell office:value-type="float" office:value="0.18985" calcext:value-type="float">
            <text:p>0.18985</text:p>
          </table:table-cell>
          <table:table-cell office:value-type="float" office:value="1" calcext:value-type="float">
            <text:p>1</text:p>
          </table:table-cell>
          <table:table-cell office:value-type="float" office:value="7.9276" calcext:value-type="float">
            <text:p>7.9276</text:p>
          </table:table-cell>
          <table:table-cell office:value-type="float" office:value="15.608" calcext:value-type="float">
            <text:p>15.608</text:p>
          </table:table-cell>
          <table:table-cell table:formula="of:=([.H81]-12)/4.5" office:value-type="float" office:value="0.801777777777778" calcext:value-type="float">
            <text:p>0.801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1846" calcext:value-type="float">
            <text:p>-6.1846</text:p>
          </table:table-cell>
          <table:table-cell office:value-type="float" office:value="3.4674" calcext:value-type="float">
            <text:p>3.4674</text:p>
          </table:table-cell>
          <table:table-cell table:formula="of:=[.B82]/[.$B$2]" office:value-type="float" office:value="0.356186054156223" calcext:value-type="float">
            <text:p>0.356186054156223</text:p>
          </table:table-cell>
          <table:table-cell office:value-type="float" office:value="0.302" calcext:value-type="float">
            <text:p>0.302</text:p>
          </table:table-cell>
          <table:table-cell office:value-type="float" office:value="0.18271" calcext:value-type="float">
            <text:p>0.18271</text:p>
          </table:table-cell>
          <table:table-cell office:value-type="float" office:value="1" calcext:value-type="float">
            <text:p>1</text:p>
          </table:table-cell>
          <table:table-cell office:value-type="float" office:value="8.028" calcext:value-type="float">
            <text:p>8.028</text:p>
          </table:table-cell>
          <table:table-cell office:value-type="float" office:value="15.708" calcext:value-type="float">
            <text:p>15.708</text:p>
          </table:table-cell>
          <table:table-cell table:formula="of:=([.H82]-12)/4.5" office:value-type="float" office:value="0.824" calcext:value-type="float">
            <text:p>0.82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0923" calcext:value-type="float">
            <text:p>-6.0923</text:p>
          </table:table-cell>
          <table:table-cell office:value-type="float" office:value="3.4541" calcext:value-type="float">
            <text:p>3.4541</text:p>
          </table:table-cell>
          <table:table-cell table:formula="of:=[.B83]/[.$B$2]" office:value-type="float" office:value="0.354819821670707" calcext:value-type="float">
            <text:p>0.354819821670707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0.17611" calcext:value-type="float">
            <text:p>0.17611</text:p>
          </table:table-cell>
          <table:table-cell office:value-type="float" office:value="1" calcext:value-type="float">
            <text:p>1</text:p>
          </table:table-cell>
          <table:table-cell office:value-type="float" office:value="8.1283" calcext:value-type="float">
            <text:p>8.1283</text:p>
          </table:table-cell>
          <table:table-cell office:value-type="float" office:value="15.808" calcext:value-type="float">
            <text:p>15.808</text:p>
          </table:table-cell>
          <table:table-cell table:formula="of:=([.H83]-12)/4.5" office:value-type="float" office:value="0.846222222222222" calcext:value-type="float">
            <text:p>0.846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0034" calcext:value-type="float">
            <text:p>-6.0034</text:p>
          </table:table-cell>
          <table:table-cell office:value-type="float" office:value="3.4409" calcext:value-type="float">
            <text:p>3.4409</text:p>
          </table:table-cell>
          <table:table-cell table:formula="of:=[.B84]/[.$B$2]" office:value-type="float" office:value="0.353463861609894" calcext:value-type="float">
            <text:p>0.353463861609894</text:p>
          </table:table-cell>
          <table:table-cell office:value-type="float" office:value="0.30392" calcext:value-type="float">
            <text:p>0.30392</text:p>
          </table:table-cell>
          <table:table-cell office:value-type="float" office:value="0.16977" calcext:value-type="float">
            <text:p>0.16977</text:p>
          </table:table-cell>
          <table:table-cell office:value-type="float" office:value="1" calcext:value-type="float">
            <text:p>1</text:p>
          </table:table-cell>
          <table:table-cell office:value-type="float" office:value="8.2287" calcext:value-type="float">
            <text:p>8.2287</text:p>
          </table:table-cell>
          <table:table-cell office:value-type="float" office:value="15.909" calcext:value-type="float">
            <text:p>15.909</text:p>
          </table:table-cell>
          <table:table-cell table:formula="of:=([.H84]-12)/4.5" office:value-type="float" office:value="0.868666666666667" calcext:value-type="float">
            <text:p>0.868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9166" calcext:value-type="float">
            <text:p>-5.9166</text:p>
          </table:table-cell>
          <table:table-cell office:value-type="float" office:value="3.4285" calcext:value-type="float">
            <text:p>3.4285</text:p>
          </table:table-cell>
          <table:table-cell table:formula="of:=[.B85]/[.$B$2]" office:value-type="float" office:value="0.352190080946707" calcext:value-type="float">
            <text:p>0.352190080946707</text:p>
          </table:table-cell>
          <table:table-cell office:value-type="float" office:value="0.30488" calcext:value-type="float">
            <text:p>0.30488</text:p>
          </table:table-cell>
          <table:table-cell office:value-type="float" office:value="0.16371" calcext:value-type="float">
            <text:p>0.16371</text:p>
          </table:table-cell>
          <table:table-cell office:value-type="float" office:value="1" calcext:value-type="float">
            <text:p>1</text:p>
          </table:table-cell>
          <table:table-cell office:value-type="float" office:value="8.3291" calcext:value-type="float">
            <text:p>8.3291</text:p>
          </table:table-cell>
          <table:table-cell office:value-type="float" office:value="16.009" calcext:value-type="float">
            <text:p>16.009</text:p>
          </table:table-cell>
          <table:table-cell table:formula="of:=([.H85]-12)/4.5" office:value-type="float" office:value="0.890888888888889" calcext:value-type="float">
            <text:p>0.890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8343" calcext:value-type="float">
            <text:p>-5.8343</text:p>
          </table:table-cell>
          <table:table-cell office:value-type="float" office:value="3.4168" calcext:value-type="float">
            <text:p>3.4168</text:p>
          </table:table-cell>
          <table:table-cell table:formula="of:=[.B86]/[.$B$2]" office:value-type="float" office:value="0.350988207256441" calcext:value-type="float">
            <text:p>0.350988207256441</text:p>
          </table:table-cell>
          <table:table-cell office:value-type="float" office:value="0.30576" calcext:value-type="float">
            <text:p>0.30576</text:p>
          </table:table-cell>
          <table:table-cell office:value-type="float" office:value="0.15818" calcext:value-type="float">
            <text:p>0.15818</text:p>
          </table:table-cell>
          <table:table-cell office:value-type="float" office:value="1" calcext:value-type="float">
            <text:p>1</text:p>
          </table:table-cell>
          <table:table-cell office:value-type="float" office:value="8.4294" calcext:value-type="float">
            <text:p>8.4294</text:p>
          </table:table-cell>
          <table:table-cell office:value-type="float" office:value="16.109" calcext:value-type="float">
            <text:p>16.109</text:p>
          </table:table-cell>
          <table:table-cell table:formula="of:=([.H86]-12)/4.5" office:value-type="float" office:value="0.913111111111112" calcext:value-type="float">
            <text:p>0.91311111111111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7535" calcext:value-type="float">
            <text:p>-5.7535</text:p>
          </table:table-cell>
          <table:table-cell office:value-type="float" office:value="3.4052" calcext:value-type="float">
            <text:p>3.4052</text:p>
          </table:table-cell>
          <table:table-cell table:formula="of:=[.B87]/[.$B$2]" office:value-type="float" office:value="0.349796605990878" calcext:value-type="float">
            <text:p>0.349796605990878</text:p>
          </table:table-cell>
          <table:table-cell office:value-type="float" office:value="0.30661" calcext:value-type="float">
            <text:p>0.30661</text:p>
          </table:table-cell>
          <table:table-cell office:value-type="float" office:value="0.15275" calcext:value-type="float">
            <text:p>0.15275</text:p>
          </table:table-cell>
          <table:table-cell office:value-type="float" office:value="1" calcext:value-type="float">
            <text:p>1</text:p>
          </table:table-cell>
          <table:table-cell office:value-type="float" office:value="8.5297" calcext:value-type="float">
            <text:p>8.5297</text:p>
          </table:table-cell>
          <table:table-cell office:value-type="float" office:value="16.21" calcext:value-type="float">
            <text:p>16.21</text:p>
          </table:table-cell>
          <table:table-cell table:formula="of:=([.H87]-12)/4.5" office:value-type="float" office:value="0.935555555555556" calcext:value-type="float">
            <text:p>0.9355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676" calcext:value-type="float">
            <text:p>-5.676</text:p>
          </table:table-cell>
          <table:table-cell office:value-type="float" office:value="3.3945" calcext:value-type="float">
            <text:p>3.3945</text:p>
          </table:table-cell>
          <table:table-cell table:formula="of:=[.B88]/[.$B$2]" office:value-type="float" office:value="0.348697456547643" calcext:value-type="float">
            <text:p>0.348697456547643</text:p>
          </table:table-cell>
          <table:table-cell office:value-type="float" office:value="0.30734" calcext:value-type="float">
            <text:p>0.30734</text:p>
          </table:table-cell>
          <table:table-cell office:value-type="float" office:value="0.14784" calcext:value-type="float">
            <text:p>0.14784</text:p>
          </table:table-cell>
          <table:table-cell office:value-type="float" office:value="1" calcext:value-type="float">
            <text:p>1</text:p>
          </table:table-cell>
          <table:table-cell office:value-type="float" office:value="8.6301" calcext:value-type="float">
            <text:p>8.6301</text:p>
          </table:table-cell>
          <table:table-cell office:value-type="float" office:value="16.31" calcext:value-type="float">
            <text:p>16.31</text:p>
          </table:table-cell>
          <table:table-cell table:formula="of:=([.H88]-12)/4.5" office:value-type="float" office:value="0.957777777777777" calcext:value-type="float">
            <text:p>0.95777777777777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6005" calcext:value-type="float">
            <text:p>-5.6005</text:p>
          </table:table-cell>
          <table:table-cell office:value-type="float" office:value="3.3838" calcext:value-type="float">
            <text:p>3.3838</text:p>
          </table:table-cell>
          <table:table-cell table:formula="of:=[.B89]/[.$B$2]" office:value-type="float" office:value="0.347598307104409" calcext:value-type="float">
            <text:p>0.347598307104409</text:p>
          </table:table-cell>
          <table:table-cell office:value-type="float" office:value="0.30795" calcext:value-type="float">
            <text:p>0.30795</text:p>
          </table:table-cell>
          <table:table-cell office:value-type="float" office:value="0.14296" calcext:value-type="float">
            <text:p>0.14296</text:p>
          </table:table-cell>
          <table:table-cell office:value-type="float" office:value="1" calcext:value-type="float">
            <text:p>1</text:p>
          </table:table-cell>
          <table:table-cell office:value-type="float" office:value="8.7304" calcext:value-type="float">
            <text:p>8.7304</text:p>
          </table:table-cell>
          <table:table-cell office:value-type="float" office:value="16.41" calcext:value-type="float">
            <text:p>16.41</text:p>
          </table:table-cell>
          <table:table-cell table:formula="of:=([.H89]-12)/4.5" office:value-type="float" office:value="0.98" calcext:value-type="float">
            <text:p>0.9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5269" calcext:value-type="float">
            <text:p>-5.5269</text:p>
          </table:table-cell>
          <table:table-cell office:value-type="float" office:value="3.3738" calcext:value-type="float">
            <text:p>3.3738</text:p>
          </table:table-cell>
          <table:table-cell table:formula="of:=[.B90]/[.$B$2]" office:value-type="float" office:value="0.346571064634096" calcext:value-type="float">
            <text:p>0.346571064634096</text:p>
          </table:table-cell>
          <table:table-cell office:value-type="float" office:value="0.30853" calcext:value-type="float">
            <text:p>0.30853</text:p>
          </table:table-cell>
          <table:table-cell office:value-type="float" office:value="0.13836" calcext:value-type="float">
            <text:p>0.13836</text:p>
          </table:table-cell>
          <table:table-cell office:value-type="float" office:value="1" calcext:value-type="float">
            <text:p>1</text:p>
          </table:table-cell>
          <table:table-cell office:value-type="float" office:value="8.8308" calcext:value-type="float">
            <text:p>8.8308</text:p>
          </table:table-cell>
          <table:table-cell office:value-type="float" office:value="16.511" calcext:value-type="float">
            <text:p>16.511</text:p>
          </table:table-cell>
          <table:table-cell table:formula="of:=([.H90]-12)/4.5" office:value-type="float" office:value="1.00244444444444" calcext:value-type="float">
            <text:p>1.002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4557" calcext:value-type="float">
            <text:p>-5.4557</text:p>
          </table:table-cell>
          <table:table-cell office:value-type="float" office:value="3.3639" calcext:value-type="float">
            <text:p>3.3639</text:p>
          </table:table-cell>
          <table:table-cell table:formula="of:=[.B91]/[.$B$2]" office:value-type="float" office:value="0.345554094588487" calcext:value-type="float">
            <text:p>0.345554094588487</text:p>
          </table:table-cell>
          <table:table-cell office:value-type="float" office:value="0.30901" calcext:value-type="float">
            <text:p>0.30901</text:p>
          </table:table-cell>
          <table:table-cell office:value-type="float" office:value="0.13377" calcext:value-type="float">
            <text:p>0.13377</text:p>
          </table:table-cell>
          <table:table-cell office:value-type="float" office:value="1" calcext:value-type="float">
            <text:p>1</text:p>
          </table:table-cell>
          <table:table-cell office:value-type="float" office:value="8.9312" calcext:value-type="float">
            <text:p>8.9312</text:p>
          </table:table-cell>
          <table:table-cell office:value-type="float" office:value="16.611" calcext:value-type="float">
            <text:p>16.611</text:p>
          </table:table-cell>
          <table:table-cell table:formula="of:=([.H91]-12)/4.5" office:value-type="float" office:value="1.02466666666667" calcext:value-type="float">
            <text:p>1.024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3855" calcext:value-type="float">
            <text:p>-5.3855</text:p>
          </table:table-cell>
          <table:table-cell office:value-type="float" office:value="3.3544" calcext:value-type="float">
            <text:p>3.3544</text:p>
          </table:table-cell>
          <table:table-cell table:formula="of:=[.B92]/[.$B$2]" office:value-type="float" office:value="0.34457821424169" calcext:value-type="float">
            <text:p>0.34457821424169</text:p>
          </table:table-cell>
          <table:table-cell office:value-type="float" office:value="0.30951" calcext:value-type="float">
            <text:p>0.30951</text:p>
          </table:table-cell>
          <table:table-cell office:value-type="float" office:value="0.12937" calcext:value-type="float">
            <text:p>0.12937</text:p>
          </table:table-cell>
          <table:table-cell office:value-type="float" office:value="1" calcext:value-type="float">
            <text:p>1</text:p>
          </table:table-cell>
          <table:table-cell office:value-type="float" office:value="9.0315" calcext:value-type="float">
            <text:p>9.0315</text:p>
          </table:table-cell>
          <table:table-cell office:value-type="float" office:value="16.712" calcext:value-type="float">
            <text:p>16.712</text:p>
          </table:table-cell>
          <table:table-cell table:formula="of:=([.H92]-12)/4.5" office:value-type="float" office:value="1.04711111111111" calcext:value-type="float">
            <text:p>1.047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3179" calcext:value-type="float">
            <text:p>-5.3179</text:p>
          </table:table-cell>
          <table:table-cell office:value-type="float" office:value="3.3453" calcext:value-type="float">
            <text:p>3.3453</text:p>
          </table:table-cell>
          <table:table-cell table:formula="of:=[.B93]/[.$B$2]" office:value-type="float" office:value="0.343643423593705" calcext:value-type="float">
            <text:p>0.343643423593705</text:p>
          </table:table-cell>
          <table:table-cell office:value-type="float" office:value="0.30999" calcext:value-type="float">
            <text:p>0.30999</text:p>
          </table:table-cell>
          <table:table-cell office:value-type="float" office:value="0.1251" calcext:value-type="float">
            <text:p>0.1251</text:p>
          </table:table-cell>
          <table:table-cell office:value-type="float" office:value="1" calcext:value-type="float">
            <text:p>1</text:p>
          </table:table-cell>
          <table:table-cell office:value-type="float" office:value="9.1318" calcext:value-type="float">
            <text:p>9.1318</text:p>
          </table:table-cell>
          <table:table-cell office:value-type="float" office:value="16.812" calcext:value-type="float">
            <text:p>16.812</text:p>
          </table:table-cell>
          <table:table-cell table:formula="of:=([.H93]-12)/4.5" office:value-type="float" office:value="1.06933333333333" calcext:value-type="float">
            <text:p>1.069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2508" calcext:value-type="float">
            <text:p>-5.2508</text:p>
          </table:table-cell>
          <table:table-cell office:value-type="float" office:value="3.3364" calcext:value-type="float">
            <text:p>3.3364</text:p>
          </table:table-cell>
          <table:table-cell table:formula="of:=[.B94]/[.$B$2]" office:value-type="float" office:value="0.342729177795127" calcext:value-type="float">
            <text:p>0.342729177795127</text:p>
          </table:table-cell>
          <table:table-cell office:value-type="float" office:value="0.31047" calcext:value-type="float">
            <text:p>0.31047</text:p>
          </table:table-cell>
          <table:table-cell office:value-type="float" office:value="0.12083" calcext:value-type="float">
            <text:p>0.12083</text:p>
          </table:table-cell>
          <table:table-cell office:value-type="float" office:value="1" calcext:value-type="float">
            <text:p>1</text:p>
          </table:table-cell>
          <table:table-cell office:value-type="float" office:value="9.2322" calcext:value-type="float">
            <text:p>9.2322</text:p>
          </table:table-cell>
          <table:table-cell office:value-type="float" office:value="16.912" calcext:value-type="float">
            <text:p>16.912</text:p>
          </table:table-cell>
          <table:table-cell table:formula="of:=([.H94]-12)/4.5" office:value-type="float" office:value="1.09155555555556" calcext:value-type="float">
            <text:p>1.091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1861" calcext:value-type="float">
            <text:p>-5.1861</text:p>
          </table:table-cell>
          <table:table-cell office:value-type="float" office:value="3.3284" calcext:value-type="float">
            <text:p>3.3284</text:p>
          </table:table-cell>
          <table:table-cell table:formula="of:=[.B95]/[.$B$2]" office:value-type="float" office:value="0.341907383818877" calcext:value-type="float">
            <text:p>0.341907383818877</text:p>
          </table:table-cell>
          <table:table-cell office:value-type="float" office:value="0.31099" calcext:value-type="float">
            <text:p>0.31099</text:p>
          </table:table-cell>
          <table:table-cell office:value-type="float" office:value="0.11706" calcext:value-type="float">
            <text:p>0.11706</text:p>
          </table:table-cell>
          <table:table-cell office:value-type="float" office:value="1" calcext:value-type="float">
            <text:p>1</text:p>
          </table:table-cell>
          <table:table-cell office:value-type="float" office:value="9.3326" calcext:value-type="float">
            <text:p>9.3326</text:p>
          </table:table-cell>
          <table:table-cell office:value-type="float" office:value="17.013" calcext:value-type="float">
            <text:p>17.013</text:p>
          </table:table-cell>
          <table:table-cell table:formula="of:=([.H95]-12)/4.5" office:value-type="float" office:value="1.114" calcext:value-type="float">
            <text:p>1.11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1219" calcext:value-type="float">
            <text:p>-5.1219</text:p>
          </table:table-cell>
          <table:table-cell office:value-type="float" office:value="3.3204" calcext:value-type="float">
            <text:p>3.3204</text:p>
          </table:table-cell>
          <table:table-cell table:formula="of:=[.B96]/[.$B$2]" office:value-type="float" office:value="0.341085589842626" calcext:value-type="float">
            <text:p>0.341085589842626</text:p>
          </table:table-cell>
          <table:table-cell office:value-type="float" office:value="0.31144" calcext:value-type="float">
            <text:p>0.31144</text:p>
          </table:table-cell>
          <table:table-cell office:value-type="float" office:value="0.11319" calcext:value-type="float">
            <text:p>0.11319</text:p>
          </table:table-cell>
          <table:table-cell office:value-type="float" office:value="1" calcext:value-type="float">
            <text:p>1</text:p>
          </table:table-cell>
          <table:table-cell office:value-type="float" office:value="9.4329" calcext:value-type="float">
            <text:p>9.4329</text:p>
          </table:table-cell>
          <table:table-cell office:value-type="float" office:value="17.113" calcext:value-type="float">
            <text:p>17.113</text:p>
          </table:table-cell>
          <table:table-cell table:formula="of:=([.H96]-12)/4.5" office:value-type="float" office:value="1.13622222222222" calcext:value-type="float">
            <text:p>1.136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0597" calcext:value-type="float">
            <text:p>-5.0597</text:p>
          </table:table-cell>
          <table:table-cell office:value-type="float" office:value="3.3129" calcext:value-type="float">
            <text:p>3.3129</text:p>
          </table:table-cell>
          <table:table-cell table:formula="of:=[.B97]/[.$B$2]" office:value-type="float" office:value="0.340315157989892" calcext:value-type="float">
            <text:p>0.340315157989892</text:p>
          </table:table-cell>
          <table:table-cell office:value-type="float" office:value="0.31198" calcext:value-type="float">
            <text:p>0.31198</text:p>
          </table:table-cell>
          <table:table-cell office:value-type="float" office:value="0.10982" calcext:value-type="float">
            <text:p>0.10982</text:p>
          </table:table-cell>
          <table:table-cell office:value-type="float" office:value="1" calcext:value-type="float">
            <text:p>1</text:p>
          </table:table-cell>
          <table:table-cell office:value-type="float" office:value="9.5332" calcext:value-type="float">
            <text:p>9.5332</text:p>
          </table:table-cell>
          <table:table-cell office:value-type="float" office:value="17.213" calcext:value-type="float">
            <text:p>17.213</text:p>
          </table:table-cell>
          <table:table-cell table:formula="of:=([.H97]-12)/4.5" office:value-type="float" office:value="1.15844444444444" calcext:value-type="float">
            <text:p>1.158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.9981" calcext:value-type="float">
            <text:p>-4.9981</text:p>
          </table:table-cell>
          <table:table-cell office:value-type="float" office:value="3.3057" calcext:value-type="float">
            <text:p>3.3057</text:p>
          </table:table-cell>
          <table:table-cell table:formula="of:=[.B98]/[.$B$2]" office:value-type="float" office:value="0.339575543411267" calcext:value-type="float">
            <text:p>0.339575543411267</text:p>
          </table:table-cell>
          <table:table-cell office:value-type="float" office:value="0.31239" calcext:value-type="float">
            <text:p>0.31239</text:p>
          </table:table-cell>
          <table:table-cell office:value-type="float" office:value="0.10641" calcext:value-type="float">
            <text:p>0.10641</text:p>
          </table:table-cell>
          <table:table-cell office:value-type="float" office:value="1" calcext:value-type="float">
            <text:p>1</text:p>
          </table:table-cell>
          <table:table-cell office:value-type="float" office:value="9.6336" calcext:value-type="float">
            <text:p>9.6336</text:p>
          </table:table-cell>
          <table:table-cell office:value-type="float" office:value="17.314" calcext:value-type="float">
            <text:p>17.314</text:p>
          </table:table-cell>
          <table:table-cell table:formula="of:=([.H98]-12)/4.5" office:value-type="float" office:value="1.18088888888889" calcext:value-type="float">
            <text:p>1.180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.9382" calcext:value-type="float">
            <text:p>-4.9382</text:p>
          </table:table-cell>
          <table:table-cell office:value-type="float" office:value="3.2987" calcext:value-type="float">
            <text:p>3.2987</text:p>
          </table:table-cell>
          <table:table-cell table:formula="of:=[.B99]/[.$B$2]" office:value-type="float" office:value="0.338856473682048" calcext:value-type="float">
            <text:p>0.338856473682048</text:p>
          </table:table-cell>
          <table:table-cell office:value-type="float" office:value="0.31291" calcext:value-type="float">
            <text:p>0.31291</text:p>
          </table:table-cell>
          <table:table-cell office:value-type="float" office:value="0.10342" calcext:value-type="float">
            <text:p>0.10342</text:p>
          </table:table-cell>
          <table:table-cell office:value-type="float" office:value="1" calcext:value-type="float">
            <text:p>1</text:p>
          </table:table-cell>
          <table:table-cell office:value-type="float" office:value="9.7339" calcext:value-type="float">
            <text:p>9.7339</text:p>
          </table:table-cell>
          <table:table-cell office:value-type="float" office:value="17.414" calcext:value-type="float">
            <text:p>17.414</text:p>
          </table:table-cell>
          <table:table-cell table:formula="of:=([.H99]-12)/4.5" office:value-type="float" office:value="1.20311111111111" calcext:value-type="float">
            <text:p>1.203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.8792" calcext:value-type="float">
            <text:p>-4.8792</text:p>
          </table:table-cell>
          <table:table-cell office:value-type="float" office:value="3.2922" calcext:value-type="float">
            <text:p>3.2922</text:p>
          </table:table-cell>
          <table:table-cell table:formula="of:=[.B100]/[.$B$2]" office:value-type="float" office:value="0.338188766076345" calcext:value-type="float">
            <text:p>0.338188766076345</text:p>
          </table:table-cell>
          <table:table-cell office:value-type="float" office:value="0.31328" calcext:value-type="float">
            <text:p>0.31328</text:p>
          </table:table-cell>
          <table:table-cell office:value-type="float" office:value="0.1004" calcext:value-type="float">
            <text:p>0.1004</text:p>
          </table:table-cell>
          <table:table-cell office:value-type="float" office:value="1" calcext:value-type="float">
            <text:p>1</text:p>
          </table:table-cell>
          <table:table-cell office:value-type="float" office:value="9.8343" calcext:value-type="float">
            <text:p>9.8343</text:p>
          </table:table-cell>
          <table:table-cell office:value-type="float" office:value="17.514" calcext:value-type="float">
            <text:p>17.514</text:p>
          </table:table-cell>
          <table:table-cell table:formula="of:=([.H100]-12)/4.5" office:value-type="float" office:value="1.22533333333333" calcext:value-type="float">
            <text:p>1.225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.8216" calcext:value-type="float">
            <text:p>-4.8216</text:p>
          </table:table-cell>
          <table:table-cell office:value-type="float" office:value="3.2856" calcext:value-type="float">
            <text:p>3.2856</text:p>
          </table:table-cell>
          <table:table-cell table:formula="of:=[.B101]/[.$B$2]" office:value-type="float" office:value="0.337510786045938" calcext:value-type="float">
            <text:p>0.337510786045938</text:p>
          </table:table-cell>
          <table:table-cell office:value-type="float" office:value="0.31375" calcext:value-type="float">
            <text:p>0.31375</text:p>
          </table:table-cell>
          <table:table-cell office:value-type="float" office:value="0.097675" calcext:value-type="float">
            <text:p>0.097675</text:p>
          </table:table-cell>
          <table:table-cell office:value-type="float" office:value="1" calcext:value-type="float">
            <text:p>1</text:p>
          </table:table-cell>
          <table:table-cell office:value-type="float" office:value="9.9347" calcext:value-type="float">
            <text:p>9.9347</text:p>
          </table:table-cell>
          <table:table-cell office:value-type="float" office:value="17.615" calcext:value-type="float">
            <text:p>17.615</text:p>
          </table:table-cell>
          <table:table-cell table:formula="of:=([.H101]-12)/4.5" office:value-type="float" office:value="1.24777777777778" calcext:value-type="float">
            <text:p>1.24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.7649" calcext:value-type="float">
            <text:p>-4.7649</text:p>
          </table:table-cell>
          <table:table-cell office:value-type="float" office:value="3.2797" calcext:value-type="float">
            <text:p>3.2797</text:p>
          </table:table-cell>
          <table:table-cell table:formula="of:=[.B102]/[.$B$2]" office:value-type="float" office:value="0.336904712988454" calcext:value-type="float">
            <text:p>0.336904712988454</text:p>
          </table:table-cell>
          <table:table-cell office:value-type="float" office:value="0.31408" calcext:value-type="float">
            <text:p>0.31408</text:p>
          </table:table-cell>
          <table:table-cell office:value-type="float" office:value="0.094862" calcext:value-type="float">
            <text:p>0.094862</text:p>
          </table:table-cell>
          <table:table-cell office:value-type="float" office:value="1" calcext:value-type="float">
            <text:p>1</text:p>
          </table:table-cell>
          <table:table-cell office:value-type="float" office:value="10.035" calcext:value-type="float">
            <text:p>10.035</text:p>
          </table:table-cell>
          <table:table-cell office:value-type="float" office:value="17.715" calcext:value-type="float">
            <text:p>17.715</text:p>
          </table:table-cell>
          <table:table-cell table:formula="of:=([.H102]-12)/4.5" office:value-type="float" office:value="1.27" calcext:value-type="float">
            <text:p>1.2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8T06:19:40.265572262</dc:date>
    <meta:editing-duration>PT4M3S</meta:editing-duration>
    <meta:editing-cycles>1</meta:editing-cycles>
    <meta:document-statistic meta:table-count="1" meta:cell-count="1122" meta:object-count="0"/>
    <meta:generator>LibreOffice/6.2.0.3$MacOSX_X86_64 LibreOffice_project/98c6a8a1c6c7b144ce3cc729e34964b47ce25d62</meta:generator>
  </office:meta>
</office:document-meta>
</file>